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F00000030751EAE19.png"/>
  <manifest:file-entry manifest:media-type="image/jpeg" manifest:full-path="Pictures/100000000000077700000458B2B8DBF5.jpg"/>
  <manifest:file-entry manifest:media-type="image/png" manifest:full-path="Pictures/100002010000006E000000684794C2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 style:family="graphic" style:parent-style-name="standard">
      <style:graphic-properties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8.087cm"/>
    </style:style>
    <style:style style:name="gr7" style:family="graphic" style:parent-style-name="objectwithoutfill">
      <style:graphic-properties draw:stroke="dash" draw:stroke-dash="Fine_20_Dashed_20__28_var_29_" svg:stroke-width="0.106cm" draw:marker-start-width="0.359cm" draw:marker-end-width="0.359cm" draw:fill="none" draw:textarea-vertical-align="middle" fo:padding-top="0.178cm" fo:padding-bottom="0.178cm" fo:padding-left="0.303cm" fo:padding-right="0.303cm"/>
    </style:style>
    <style:style style:name="gr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fill-color="#00ccff" draw:textarea-horizontal-align="justify" draw:textarea-vertical-align="middle" draw:auto-grow-height="false" fo:min-height="0cm" fo:min-width="0cm"/>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objectwithoutfill">
      <style:graphic-properties draw:marker-start="" draw:marker-end="" draw:marker-end-width="0.3cm" draw:fill="none" draw:textarea-vertical-align="middle"/>
    </style:style>
    <style:style style:name="gr14" style:family="graphic" style:parent-style-name="standard">
      <style:graphic-properties draw:stroke="dash" draw:stroke-dash="Fine_20_Dotted" svg:stroke-width="0.159cm" draw:marker-start-width="0.438cm" draw:marker-end-width="0.438cm" draw:textarea-vertical-align="middle" fo:padding-top="0.204cm" fo:padding-bottom="0.204cm" fo:padding-left="0.329cm" fo:padding-right="0.329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objectwithoutfill">
      <style:graphic-properties draw:marker-start="Arrow" draw:marker-end="Arrow" draw:marker-end-width="0.3cm" draw:fill="none" draw:textarea-vertical-align="middle"/>
    </style:style>
    <style:style style:name="gr17" style:family="graphic" style:parent-style-name="standard">
      <style:graphic-properties draw:fill="none" draw:textarea-horizontal-align="justify" draw:textarea-vertical-align="middle" draw:auto-grow-height="false" fo:min-height="0cm" fo:min-width="0cm" fo:wrap-option="no-wrap"/>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fill="none" draw:textarea-vertical-align="middle"/>
    </style:style>
    <style:style style:name="gr20"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dash" draw:stroke-dash="Ultrafine_20_Dashed" svg:stroke-width="0.106cm" draw:marker-start-width="0.359cm" draw:marker-end-width="0.359cm" draw:fill="none" draw:textarea-vertical-align="middle" fo:padding-top="0.178cm" fo:padding-bottom="0.178cm" fo:padding-left="0.303cm" fo:padding-right="0.303cm"/>
    </style:style>
    <style:style style:name="gr23" style:family="graphic" style:parent-style-name="standard">
      <style:graphic-properties draw:stroke="none" svg:stroke-color="#000000" draw:fill="none" draw:fill-color="#ffffff" draw:textarea-horizontal-align="left" draw:auto-grow-height="true" draw:auto-grow-width="true" fo:min-height="0.509cm" fo:min-width="3.279cm"/>
    </style:style>
    <style:style style:name="gr24" style:family="graphic" style:parent-style-name="standard">
      <style:graphic-properties draw:stroke="none" svg:stroke-color="#000000" draw:fill="none" draw:fill-color="#ffffff" draw:textarea-horizontal-align="left" draw:auto-grow-height="true" draw:auto-grow-width="true" fo:min-height="0.509cm" fo:min-width="3.257cm"/>
    </style:style>
    <style:style style:name="gr25" style:family="graphic" style:parent-style-name="standard">
      <style:graphic-properties draw:stroke="none" svg:stroke-color="#000000" draw:fill="none" draw:fill-color="#ffffff" draw:auto-grow-height="true" draw:auto-grow-width="false" fo:max-height="0cm" fo:min-height="4.174cm"/>
    </style:style>
    <style:style style:name="gr26"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none" svg:stroke-color="#000000" draw:fill="none" draw:fill-color="#ffffff" draw:textarea-horizontal-align="left" draw:auto-grow-height="true" draw:auto-grow-width="false" fo:min-height="0.553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551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0.562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551cm" fo:min-width="1.614cm" style:protect="position size"/>
    </style:style>
    <style:style style:name="gr32" style:family="graphic" style:parent-style-name="standard">
      <style:graphic-properties draw:stroke="none" svg:stroke-color="#000000" draw:fill="none" draw:fill-color="#ffffff" draw:textarea-horizontal-align="left" draw:auto-grow-height="true" draw:auto-grow-width="false" fo:min-height="0.595cm" fo:min-width="0cm" style:protect="position size"/>
    </style:style>
    <style:style style:name="gr33" style:family="graphic" style:parent-style-name="standard">
      <style:graphic-properties draw:stroke="none" svg:stroke-color="#000000" draw:fill="none" draw:fill-color="#ffffff" draw:textarea-horizontal-align="left" draw:auto-grow-height="true" draw:auto-grow-width="true" fo:min-height="0.551cm" fo:min-width="2.822cm"/>
    </style:style>
    <style:style style:name="gr34" style:family="graphic" style:parent-style-name="standard">
      <style:graphic-properties draw:stroke="none" svg:stroke-color="#000000" draw:fill="none" draw:fill-color="#ffffff" draw:textarea-horizontal-align="left" draw:auto-grow-height="true" draw:auto-grow-width="true" fo:min-height="0.551cm" fo:min-width="2.347cm"/>
    </style:style>
    <style:style style:name="gr35" style:family="graphic" style:parent-style-name="standard">
      <style:graphic-properties draw:stroke="none" svg:stroke-color="#000000" draw:fill="none" draw:fill-color="#ffffff" draw:textarea-horizontal-align="left" draw:auto-grow-height="true" draw:auto-grow-width="true" fo:min-height="0.551cm" fo:min-width="2.823cm"/>
    </style:style>
    <style:style style:name="gr36" style:family="graphic" style:parent-style-name="standard">
      <style:graphic-properties draw:stroke="none" svg:stroke-color="#000000" draw:fill="none" draw:fill-color="#ffffff" draw:textarea-horizontal-align="left" draw:auto-grow-height="true" draw:auto-grow-width="true" fo:min-height="0.551cm" fo:min-width="1.734cm" style:protect="position size"/>
    </style:style>
    <style:style style:name="gr37" style:family="graphic" style:parent-style-name="standard">
      <style:graphic-properties draw:stroke="none" svg:stroke-color="#000000" draw:fill="none" draw:fill-color="#ffffff" draw:textarea-horizontal-align="left" draw:auto-grow-height="true" draw:auto-grow-width="true" fo:min-height="0.551cm" fo:min-width="2.346cm"/>
    </style:style>
    <style:style style:name="gr38" style:family="graphic" style:parent-style-name="objectwithoutfill">
      <style:graphic-properties draw:stroke="dash" draw:stroke-dash="Fine_20_Dashed" draw:marker-end="Symmetric_20_Arrow" draw:marker-end-width="0.3cm" svg:stroke-opacity="100%"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41cm"/>
    </style:style>
    <style:style style:name="gr40"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graphic-properties draw:stroke="none" draw:fill="none" fo:min-height="14.029cm"/>
    </style:style>
    <style:style style:name="gr42" style:family="graphic" style:parent-style-name="standard">
      <style:graphic-properties draw:stroke="none" draw:fill="none" fo:min-height="5.756cm"/>
    </style:style>
    <style:style style:name="gr43" style:family="graphic" style:parent-style-name="standard">
      <style:graphic-properties draw:stroke="none" svg:stroke-color="#000000" draw:fill="none" draw:fill-color="#ffffff" draw:auto-grow-height="true" draw:auto-grow-width="false" fo:max-height="0cm" fo:min-height="3.155cm"/>
    </style:style>
    <style:style style:name="gr44" style:family="graphic" style:parent-style-name="standard">
      <style:graphic-properties draw:stroke="none" svg:stroke-color="#000000" draw:fill="none" draw:fill-color="#ffffff" draw:auto-grow-height="true" draw:auto-grow-width="false" fo:max-height="0cm" fo:min-height="6.309cm"/>
    </style:style>
    <style:style style:name="gr4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pr1" style:family="presentation" style:parent-style-name="messagesight1-title">
      <style:graphic-properties draw:stroke="none" draw:fill="none" draw:fill-color="#ffffff" draw:textarea-horizontal-align="left" draw:textarea-vertical-align="bottom" draw:auto-grow-height="false" draw:auto-grow-width="false" fo:min-height="2.741cm" fo:min-width="0cm" fo:padding-top="0.127cm" fo:padding-bottom="0.127cm" fo:padding-left="0cm" fo:padding-right="0.254cm" fo:wrap-option="wrap" draw:shadow-color="#808080"/>
    </style:style>
    <style:style style:name="pr2" style:family="presentation" style:parent-style-name="messagesight1-notes">
      <style:graphic-properties draw:stroke="none" draw:fill="none" draw:fill-color="#ffffff" draw:textarea-horizontal-align="justify" draw:textarea-vertical-align="top" draw:auto-grow-height="true" fo:min-height="11.43cm" draw:shadow-color="#808080"/>
    </style:style>
    <style:style style:name="pr3" style:family="presentation" style:parent-style-name="messagesight-outline1" style:list-style-name="L4">
      <style:graphic-properties draw:stroke="none" draw:fill="none" draw:fill-color="#ffffff" draw:textarea-horizontal-align="left" draw:textarea-vertical-align="top" draw:auto-grow-height="false" draw:auto-grow-width="false" fo:min-height="14.194cm" fo:min-width="0cm" fo:padding-top="0.127cm" fo:padding-bottom="0.127cm" fo:padding-left="0cm" fo:padding-right="0.254cm" fo:wrap-option="wrap" draw:shadow-color="#808080"/>
    </style:style>
    <style:style style:name="pr4" style:family="presentation" style:parent-style-name="messagesight-title">
      <style:graphic-properties draw:stroke="none" draw:fill="none" draw:fill-color="#ffffff" draw:textarea-horizontal-align="left" draw:textarea-vertical-align="top" draw:auto-grow-height="false" draw:auto-grow-width="false" fo:min-height="1.242cm" fo:min-width="0cm" fo:padding-top="0.127cm" fo:padding-bottom="0.127cm" fo:padding-left="0cm" fo:padding-right="0.254cm" fo:wrap-option="wrap" draw:shadow-color="#808080"/>
    </style:style>
    <style:style style:name="pr5" style:family="presentation" style:parent-style-name="messagesight-notes">
      <style:graphic-properties draw:fill-color="#ffffff" draw:auto-grow-height="true" fo:min-height="11.43cm"/>
    </style:style>
    <style:style style:name="pr6" style:family="presentation" style:parent-style-name="messagesight-notes">
      <style:graphic-properties draw:fill-color="#ffffff" fo:min-height="11.43cm"/>
    </style:style>
    <style:style style:name="pr7" style:family="presentation" style:parent-style-name="messagesight-notes">
      <style:graphic-properties draw:stroke="none" draw:fill="none" draw:fill-color="#ffffff" draw:textarea-horizontal-align="justify" draw:textarea-vertical-align="top" draw:auto-grow-height="true" fo:min-height="11.43cm" draw:shadow-color="#808080"/>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end" fo:text-indent="0cm" style:punctuation-wrap="hanging" style:line-break="strict" style:writing-mode="lr-tb"/>
    </style:style>
    <style:style style:name="P4" style:family="paragraph">
      <style:paragraph-properties fo:margin-left="0cm" fo:margin-right="0cm" fo:text-align="end" fo:text-indent="0cm" style:punctuation-wrap="hanging" style:line-break="strict" style:writing-mode="lr-tb" style:font-independent-line-spacing="true"/>
    </style:style>
    <style:style style:name="P5" style:family="paragraph">
      <style:paragraph-properties fo:margin-top="0.279cm" fo:margin-bottom="0.305cm"/>
    </style:style>
    <style:style style:name="P6" style:family="paragraph">
      <style:paragraph-properties fo:margin-left="0cm" fo:margin-right="0cm" fo:margin-top="0cm" fo:margin-bottom="0.305cm" fo:text-align="start" fo:text-indent="0cm"/>
    </style:style>
    <style:style style:name="P7" style:family="paragraph">
      <style:paragraph-properties fo:margin-top="0cm" fo:margin-bottom="0.305cm"/>
    </style:style>
    <style:style style:name="P8" style:family="paragraph">
      <style:paragraph-properties fo:margin-left="0cm" fo:margin-right="0cm" fo:margin-top="0.589cm" fo:margin-bottom="0.307cm" fo:text-align="start" fo:text-indent="0cm" style:writing-mode="lr-tb" style:font-independent-line-spacing="true"/>
      <style:text-properties fo:font-size="54pt" style:font-size-asian="54pt" style:font-size-complex="54pt"/>
    </style:style>
    <style:style style:name="P9" style:family="paragraph">
      <style:paragraph-properties fo:margin-left="0cm" fo:margin-right="0cm" fo:text-indent="0cm"/>
    </style:style>
    <style:style style:name="P10" style:family="paragraph">
      <style:paragraph-properties fo:margin-left="0cm" fo:margin-right="0cm" fo:text-align="start" fo:text-indent="0cm" style:writing-mode="lr-tb"/>
    </style:style>
    <style:style style:name="P11" style:family="paragraph">
      <style:paragraph-properties fo:margin-left="0cm" fo:margin-right="0cm" fo:text-align="start" fo:text-indent="0cm" style:writing-mode="lr-tb" style:font-independent-line-spacing="true"/>
      <style:text-properties fo:font-size="18pt"/>
    </style:style>
    <style:style style:name="P12" style:family="paragraph">
      <style:paragraph-properties fo:text-align="center"/>
    </style:style>
    <style:style style:name="P13" style:family="paragraph">
      <style:paragraph-properties fo:text-align="center"/>
      <style:text-properties fo:font-size="18pt"/>
    </style:style>
    <style:style style:name="P14" style:family="paragraph">
      <style:paragraph-properties fo:margin-left="0cm" fo:margin-right="0cm" fo:text-indent="0cm"/>
      <style:text-properties fo:font-size="18pt"/>
    </style:style>
    <style:style style:name="P15" style:family="paragraph">
      <style:text-properties fo:font-size="12pt"/>
    </style:style>
    <style:style style:name="P16" style:family="paragraph">
      <style:paragraph-properties fo:margin-left="0cm" fo:margin-right="0cm" fo:text-align="start" fo:text-indent="0cm" style:writing-mode="lr-tb" style:font-independent-line-spacing="true"/>
    </style:style>
    <style:style style:name="P17" style:family="paragraph">
      <style:paragraph-properties fo:margin-left="0cm" fo:margin-right="0cm" fo:text-align="start" fo:text-indent="0cm" style:punctuation-wrap="hanging" style:line-break="strict" style:writing-mode="lr-tb"/>
    </style:style>
    <style:style style:name="P18" style:family="paragraph">
      <style:paragraph-properties fo:margin-left="0cm" fo:margin-right="0cm" fo:text-align="start" fo:text-indent="0cm" style:punctuation-wrap="hanging" style:line-break="strict" style:writing-mode="lr-tb" style:font-independent-line-spacing="true"/>
      <style:text-properties fo:font-size="28pt" style:font-size-asian="28pt" style:font-size-complex="28pt"/>
    </style:style>
    <style:style style:name="P19" style:family="paragraph">
      <style:paragraph-properties fo:text-align="center"/>
      <style:text-properties fo:font-size="14pt" style:font-size-asian="14pt" style:font-size-complex="14pt"/>
    </style:style>
    <style:style style:name="P20" style:family="paragraph">
      <style:paragraph-properties fo:text-align="start">
        <style:tab-stops/>
      </style:paragraph-properties>
    </style:style>
    <style:style style:name="P21" style:family="paragraph">
      <style:paragraph-properties fo:text-align="start">
        <style:tab-stops/>
      </style:paragraph-properties>
      <style:text-properties fo:font-size="14pt"/>
    </style:style>
    <style:style style:name="P22" style:family="paragraph">
      <style:paragraph-properties fo:text-align="center"/>
      <style:text-properties fo:font-size="11pt" style:font-size-asian="11pt" style:font-size-complex="11pt"/>
    </style:style>
    <style:style style:name="P23" style:family="paragraph">
      <style:text-properties fo:font-size="13pt" style:font-size-asian="13pt" style:font-size-complex="13pt"/>
    </style:style>
    <style:style style:name="P24" style:family="paragraph">
      <style:paragraph-properties fo:margin-left="0cm" fo:margin-right="0cm" fo:text-indent="0cm"/>
      <style:text-properties fo:font-size="16pt" style:font-size-asian="16pt" style:font-size-complex="16pt"/>
    </style:style>
    <style:style style:name="P25" style:family="paragraph">
      <style:text-properties fo:font-size="12pt" style:font-size-asian="12pt" style:font-size-complex="12pt"/>
    </style:style>
    <style:style style:name="P26" style:family="paragraph">
      <style:paragraph-properties fo:text-align="center"/>
      <style:text-properties fo:font-size="12pt" style:font-size-asian="12pt" style:font-size-complex="12pt"/>
    </style:style>
    <style:style style:name="P27" style:family="paragraph">
      <style:paragraph-properties fo:text-align="start"/>
    </style:style>
    <style:style style:name="P28" style:family="paragraph">
      <style:paragraph-properties fo:text-align="start"/>
      <style:text-properties fo:font-size="14pt" style:font-size-asian="14pt" style:font-size-complex="14pt"/>
    </style:style>
    <style:style style:name="P29" style:family="paragraph">
      <style:paragraph-properties style:text-autospace="none"/>
    </style:style>
    <style:style style:name="P30" style:family="paragraph">
      <style:paragraph-properties style:text-autospace="none"/>
      <style:text-properties fo:font-family="Consolas" style:font-family-generic="swiss" style:font-pitch="fixed" fo:font-size="10.5pt" style:font-family-asian="Consolas" style:font-family-generic-asian="swiss" style:font-pitch-asian="fixed" style:font-size-asian="10.5pt" style:font-family-complex="Consolas" style:font-family-generic-complex="swiss" style:font-pitch-complex="fixed" style:font-size-complex="6pt"/>
    </style:style>
    <style:style style:name="P31" style:family="paragraph">
      <style:paragraph-properties style:text-autospace="none"/>
      <style:text-properties fo:font-family="Consolas" style:font-family-generic="swiss" style:font-pitch="fixed" fo:font-size="10.5pt" style:font-family-asian="Consolas" style:font-family-generic-asian="swiss" style:font-pitch-asian="fixed" style:font-size-asian="10pt" style:font-family-complex="Consolas" style:font-family-generic-complex="swiss" style:font-pitch-complex="fixed" style:font-size-complex="5.69999980926514pt"/>
    </style:style>
    <style:style style:name="P32" style:family="paragraph">
      <style:paragraph-properties fo:text-align="center"/>
      <style:text-properties fo:font-size="80pt" style:font-size-asian="80pt" style:font-size-complex="80pt"/>
    </style:style>
    <style:style style:name="P33" style:family="paragraph">
      <style:paragraph-properties fo:margin-left="0cm" fo:margin-right="0cm" fo:margin-top="0cm" fo:margin-bottom="0cm" fo:line-height="100%" fo:text-align="start" fo:text-indent="0cm" style:punctuation-wrap="hanging" style:line-break="strict" style:writing-mode="lr-tb"/>
    </style:style>
    <style:style style:name="P34" style:family="paragraph">
      <style:paragraph-properties fo:margin-left="0cm" fo:margin-right="0cm" fo:text-align="start" fo:text-indent="0cm" style:writing-mode="lr-tb" style:font-independent-line-spacing="true"/>
      <style:text-properties fo:font-size="26pt" style:font-size-asian="26pt" style:font-size-complex="26pt"/>
    </style:style>
    <style:style style:name="T1" style:family="text">
      <style:text-properties fo:color="#008abf" fo:font-size="26pt" fo:language="en" fo:country="US" fo:font-weight="bold" style:font-size-asian="26pt" style:language-asian="en" style:country-asian="US" style:font-weight-asian="bold" style:font-size-complex="26pt" style:language-complex="en" style:country-complex="US" style:font-weight-complex="bold"/>
    </style:style>
    <style:style style:name="T2" style:family="text">
      <style:text-properties fo:color="#008abf" fo:font-size="23pt" fo:language="en" fo:country="US" fo:font-weight="bold" style:font-size-asian="23pt" style:language-asian="en" style:country-asian="US" style:font-weight-asian="bold" style:font-size-complex="23pt" style:language-complex="en" style:country-complex="US" style:font-weight-complex="bold"/>
    </style:style>
    <style:style style:name="T3" style:family="text">
      <style:text-properties fo:font-size="12pt" fo:language="en" fo:country="US" style:font-size-asian="12pt" style:language-asian="en" style:country-asian="US" style:font-size-complex="12pt" style:language-complex="en" style:country-complex="US"/>
    </style:style>
    <style:style style:name="T4" style:family="text">
      <style:text-properties fo:color="#007670" fo:font-size="26pt" fo:language="en" fo:country="GB" style:font-size-asian="26pt" style:language-asian="en" style:country-asian="GB" style:font-size-complex="26pt" style:language-complex="en" style:country-complex="GB"/>
    </style:style>
    <style:style style:name="T5" style:family="text">
      <style:text-properties fo:color="#007670" fo:font-size="22pt" fo:language="en" fo:country="GB" style:font-size-asian="22pt" style:language-asian="en" style:country-asian="GB" style:font-size-complex="22pt" style:language-complex="en" style:country-complex="GB"/>
    </style:style>
    <style:style style:name="T6" style:family="text">
      <style:text-properties fo:language="en" fo:country="US" style:language-asian="en" style:country-asian="US" style:language-complex="en" style:country-complex="US"/>
    </style:style>
    <style:style style:name="T7" style:family="text">
      <style:text-properties fo:color="#008abf" fo:font-size="22pt" fo:language="en" fo:country="US" style:font-family-asian="PMingLiU" style:font-family-generic-asian="roman" style:font-pitch-asian="variable" style:font-size-asian="22pt" style:language-asian="en" style:country-asian="US" style:font-family-complex="PMingLiU" style:font-family-generic-complex="roman" style:font-pitch-complex="variable" style:font-size-complex="22pt" style:language-complex="en" style:country-complex="US"/>
    </style:style>
    <style:style style:name="T8" style:family="text">
      <style:text-properties fo:font-size="18pt"/>
    </style:style>
    <style:style style:name="T9" style:family="text">
      <style:text-properties fo:font-size="14pt" fo:language="en" fo:country="US" style:font-size-asian="14pt" style:language-asian="en" style:country-asian="US" style:font-size-complex="14pt" style:language-complex="en" style:country-complex="US"/>
    </style:style>
    <style:style style:name="T10" style:family="text">
      <style:text-properties fo:font-size="14pt" style:font-size-asian="14pt" style:font-size-complex="14pt"/>
    </style:style>
    <style:style style:name="T11" style:family="text">
      <style:text-properties fo:font-size="14pt"/>
    </style:style>
    <style:style style:name="T12" style:family="text">
      <style:text-properties fo:font-size="11pt" style:font-size-asian="11pt" style:font-size-complex="11pt"/>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color="#7f0055" fo:font-family="Consolas" style:font-family-generic="swiss" style:font-pitch="fixed" fo:font-size="8pt" fo:font-weight="bold" style:font-family-asian="Consolas" style:font-family-generic-asian="swiss" style:font-pitch-asian="fixed" style:font-size-asian="8pt" style:font-weight-asian="bold" style:font-family-complex="Consolas" style:font-family-generic-complex="swiss" style:font-pitch-complex="fixed" style:font-size-complex="6pt" style:font-weight-complex="bold"/>
    </style:style>
    <style:style style:name="T17" style:family="text">
      <style:text-properties fo:color="#000000" fo:font-family="Consolas" style:font-family-generic="swiss" style:font-pitch="fixed" fo:font-size="8pt" style:font-family-asian="Consolas" style:font-family-generic-asian="swiss" style:font-pitch-asian="fixed" style:font-size-asian="8pt" style:font-family-complex="Consolas" style:font-family-generic-complex="swiss" style:font-pitch-complex="fixed" style:font-size-complex="6pt"/>
    </style:style>
    <style:style style:name="T18" style:family="text">
      <style:text-properties fo:color="#000000" fo:font-family="Consolas" style:font-family-generic="swiss" style:font-pitch="fixed" fo:font-size="8pt" fo:font-style="italic" style:font-family-asian="Consolas" style:font-family-generic-asian="swiss" style:font-pitch-asian="fixed" style:font-size-asian="8pt" style:font-style-asian="italic" style:font-family-complex="Consolas" style:font-family-generic-complex="swiss" style:font-pitch-complex="fixed" style:font-size-complex="6pt" style:font-style-complex="italic"/>
    </style:style>
    <style:style style:name="T19" style:family="text">
      <style:text-properties fo:color="#2a00ff" fo:font-family="Consolas" style:font-family-generic="swiss" style:font-pitch="fixed" fo:font-size="8pt" style:font-family-asian="Consolas" style:font-family-generic-asian="swiss" style:font-pitch-asian="fixed" style:font-size-asian="8pt" style:font-family-complex="Consolas" style:font-family-generic-complex="swiss" style:font-pitch-complex="fixed" style:font-size-complex="6pt"/>
    </style:style>
    <style:style style:name="T20" style:family="text">
      <style:text-properties fo:color="#3f7f5f" fo:font-family="Consolas" style:font-family-generic="swiss" style:font-pitch="fixed" fo:font-size="8pt" style:font-family-asian="Consolas" style:font-family-generic-asian="swiss" style:font-pitch-asian="fixed" style:font-size-asian="8pt" style:font-family-complex="Consolas" style:font-family-generic-complex="swiss" style:font-pitch-complex="fixed" style:font-size-complex="6pt"/>
    </style:style>
    <style:style style:name="T21" style:family="text">
      <style:text-properties fo:color="#0000c0" fo:font-family="Consolas" style:font-family-generic="swiss" style:font-pitch="fixed" fo:font-size="8pt" style:font-family-asian="Consolas" style:font-family-generic-asian="swiss" style:font-pitch-asian="fixed" style:font-size-asian="8pt" style:font-family-complex="Consolas" style:font-family-generic-complex="swiss" style:font-pitch-complex="fixed" style:font-size-complex="6pt"/>
    </style:style>
    <style:style style:name="T22" style:family="text">
      <style:text-properties fo:color="#7f0055" fo:font-family="Consolas" style:font-family-generic="swiss" style:font-pitch="fixed" fo:font-size="8pt" fo:font-weight="bold" style:font-family-asian="Consolas" style:font-family-generic-asian="swiss" style:font-pitch-asian="fixed" style:font-size-asian="5.40000009536743pt" style:font-weight-asian="bold" style:font-family-complex="Consolas" style:font-family-generic-complex="swiss" style:font-pitch-complex="fixed" style:font-size-complex="3.29999995231628pt" style:font-weight-complex="bold"/>
    </style:style>
    <style:style style:name="T23" style:family="text">
      <style:text-properties fo:color="#000000" fo:font-family="Consolas" style:font-family-generic="swiss" style:font-pitch="fixed" fo:font-size="8pt" style:font-family-asian="Consolas" style:font-family-generic-asian="swiss" style:font-pitch-asian="fixed" style:font-size-asian="5.40000009536743pt" style:font-family-complex="Consolas" style:font-family-generic-complex="swiss" style:font-pitch-complex="fixed" style:font-size-complex="3.29999995231628pt"/>
    </style:style>
    <style:style style:name="T24" style:family="text">
      <style:text-properties fo:color="#0000c0" fo:font-family="Consolas" style:font-family-generic="swiss" style:font-pitch="fixed" fo:font-size="8pt" style:font-family-asian="Consolas" style:font-family-generic-asian="swiss" style:font-pitch-asian="fixed" style:font-size-asian="5.40000009536743pt" style:font-family-complex="Consolas" style:font-family-generic-complex="swiss" style:font-pitch-complex="fixed" style:font-size-complex="3.29999995231628pt"/>
    </style:style>
    <style:style style:name="T25" style:family="text">
      <style:text-properties fo:font-family="Consolas" style:font-family-generic="swiss" style:font-pitch="fixed" fo:font-size="8pt" style:font-family-asian="Consolas" style:font-family-generic-asian="swiss" style:font-pitch-asian="fixed" style:font-size-asian="5.40000009536743pt" style:font-family-complex="Consolas" style:font-family-generic-complex="swiss" style:font-pitch-complex="fixed" style:font-size-complex="3.29999995231628pt"/>
    </style:style>
    <style:style style:name="T26" style:family="text">
      <style:text-properties fo:font-size="80pt" style:font-size-asian="80pt" style:font-size-complex="80pt"/>
    </style:style>
    <style:style style:name="T27"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28"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29"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30" style:family="text">
      <style:text-properties fo:color="#000000" style:text-line-through-style="none" style:text-position="0% 100%" fo:font-family="Arial" style:font-family-generic="swiss" style:font-pitch="variable" fo:font-size="13pt" fo:language="en" fo:country="US" fo:font-style="normal" fo:text-shadow="none" style:text-underline-style="none" fo:font-weight="bold" style:font-family-asian="'MS PGothic'" style:font-family-generic-asian="swiss" style:font-pitch-asian="variable" style:font-size-asian="13pt" style:language-asian="en" style:country-asian="US" style:font-style-asian="normal" style:font-weight-asian="bold" style:font-family-complex="'MS PGothic'" style:font-family-generic-complex="swiss" style:font-pitch-complex="variable" style:font-size-complex="13pt" style:language-complex="en" style:country-complex="US" style:font-style-complex="normal" style:font-weight-complex="bold" style:font-relief="none"/>
    </style:style>
    <style:style style:name="T31" style:family="text">
      <style:text-properties fo:color="#000000" style:text-line-through-style="none" style:text-position="0% 100%" fo:font-family="Arial" style:font-family-generic="swiss" style:font-pitch="variable" fo:font-size="13pt" fo:language="en" fo:country="US" fo:font-style="normal" fo:text-shadow="none" style:text-underline-style="none" fo:font-weight="normal" style:font-family-asian="'MS PGothic'" style:font-family-generic-asian="swiss" style:font-pitch-asian="variable" style:font-size-asian="13pt" style:language-asian="en" style:country-asian="US" style:font-style-asian="normal" style:font-weight-asian="normal" style:font-family-complex="'MS PGothic'" style:font-family-generic-complex="swiss" style:font-pitch-complex="variable" style:font-size-complex="13pt" style:language-complex="en" style:country-complex="US" style:font-style-complex="normal" style:font-weight-complex="normal" style:font-relief="none"/>
    </style:style>
    <style:style style:name="T32" style:family="text">
      <style:text-properties fo:font-size="14pt" fo:language="en" fo:country="US" style:text-underline-style="solid" style:text-underline-width="auto" style:text-underline-color="font-color" style:font-size-asian="14pt" style:language-asian="en" style:country-asian="US" style:font-size-complex="14pt" style:language-complex="en" style:country-complex="US"/>
    </style:style>
    <style:style style:name="T33" style:family="text">
      <style:text-properties fo:font-size="10pt" fo:language="en" fo:country="US" style:font-size-asian="10pt" style:language-asian="en" style:country-asian="US" style:font-size-complex="10pt" style:language-complex="en" style:country-complex="US"/>
    </style:style>
    <text:list-style style:name="L1">
      <text:list-level-style-number text:level="1" style:num-format="">
        <style:list-level-properties/>
        <style:text-properties fo:color="#008a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489cm"/>
        <style:text-properties fo:font-family="Wingdings" style:font-pitch="variable" style:font-charset="x-symbol" fo:color="#000000" fo:font-size="100%"/>
      </text:list-level-style-bullet>
      <text:list-level-style-bullet text:level="2" text:bullet-char="">
        <style:list-level-properties text:space-before="0.806cm" text:min-label-width="0.627cm"/>
        <style:text-properties fo:font-family="Symbol" style:font-family-generic="roman" style:font-pitch="variable" style:font-charset="x-symbol" fo:color="#000000" fo:font-size="100%"/>
      </text:list-level-style-bullet>
      <text:list-level-style-bullet text:level="3" text:bullet-char="•">
        <style:list-level-properties text:space-before="1.759cm" text:min-label-width="0.476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text:list-style style:name="L4">
      <text:list-level-style-bullet text:level="1" text:bullet-char="»">
        <style:list-level-properties text:space-before="4.753cm" text:min-label-width="0.022cm"/>
        <style:text-properties fo:font-family="Arial" style:font-family-generic="swiss" style:font-pitch="variable" fo:color="#000000" fo:font-size="100%"/>
      </text:list-level-style-bullet>
      <text:list-level-style-bullet text:level="2" text:bullet-char="">
        <style:list-level-properties text:min-label-width="0.489cm"/>
        <style:text-properties fo:font-family="Wingdings" style:font-pitch="variable" style:font-charset="x-symbol" fo:color="#000000" fo:font-size="100%"/>
      </text:list-level-style-bullet>
      <text:list-level-style-bullet text:level="3" text:bullet-char="•">
        <style:list-level-properties text:space-before="1.759cm" text:min-label-width="0.476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IBM MessageSight  Angel Release - Sprint 2 Kickoff Meeting 08 December, 2014" draw:style-name="dp1" draw:master-page-name="messagesight1" presentation:presentation-page-layout-name="AL1T0" presentation:use-date-time-name="dtd1">
        <draw:frame presentation:style-name="pr1" draw:text-style-name="P2" draw:layer="layout" svg:width="22.728cm" svg:height="2.994cm" svg:x="0.785cm" svg:y="3.188cm" presentation:class="title" presentation:user-transformed="true">
          <draw:text-box>
            <text:list text:style-name="L1">
              <text:list-header>
                <text:p text:style-name="P1"><text:span text:style-name="T1">IBM MessageSight </text:span><text:span text:style-name="T2"><text:line-break/></text:span><text:span text:style-name="T2">Angel Release – SVT Home Automation Scenario</text:span></text:p>
              </text:list-header>
            </text:list>
          </draw:text-box>
        </draw:frame>
        <presentation:notes draw:style-name="dp2" presentation:use-date-time-name="dtd1">
          <draw:page-thumbnail draw:style-name="gr1" draw:layer="layout" svg:width="12.7cm" svg:height="9.525cm" svg:x="3.175cm" svg:y="1.904cm" draw:page-number="1" presentation:class="page"/>
          <draw:frame presentation:style-name="pr2" draw:layer="layout" svg:width="15.24cm" svg:height="11.43cm" svg:x="1.905cm" svg:y="12.065cm" presentation:class="notes" presentation:placeholder="true">
            <draw:text-box/>
          </draw:frame>
          <draw:custom-shape draw:name="Slide Number Placeholder 3" draw:style-name="gr2" draw:text-style-name="P4" draw:layer="layout" svg:width="8.255cm" svg:height="1.27cm" svg:x="10.791cm" svg:y="24.126cm">
            <text:list text:style-name="L2">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Angel Sprint 2 -  Goals &amp; Plans" draw:style-name="dp1" draw:master-page-name="messagesight" presentation:use-date-time-name="dtd1">
        <draw:frame presentation:style-name="pr3" draw:text-style-name="P8" draw:layer="layout" svg:width="23.729cm" svg:height="14.447cm" svg:x="0.74cm" svg:y="3.081cm" presentation:class="outline" presentation:user-transformed="true">
          <draw:text-box>
            <text:p text:style-name="P5"><text:span text:style-name="T4">Primary Goals </text:span></text:p>
            <text:list text:style-name="L4">
              <text:list-item>
                <text:list>
                  <text:list-item>
                    <text:p text:style-name="P6"><text:span text:style-name="T5">Create a scenario that represents a home automation/smarter home customer environment</text:span></text:p>
                  </text:list-item>
                </text:list>
              </text:list-item>
            </text:list>
            <text:list text:style-name="L3">
              <text:list-item>
                <text:p text:style-name="P7"><text:span text:style-name="T5">Ensure that scenario meets the needs of the Hills for Angel, in particular clustering</text:span></text:p>
              </text:list-item>
              <text:list-item>
                <text:p text:style-name="P7"><text:span text:style-name="T5">Design and implement scenario for scalability and flexibility</text:span></text:p>
              </text:list-item>
            </text:list>
            <text:p text:style-name="P7"><text:span text:style-name="T4">Secondary Goals </text:span></text:p>
            <text:list text:continue-numbering="true" text:style-name="L3">
              <text:list-item>
                <text:p text:style-name="P7"><text:span text:style-name="T5">Reuse existing code from Automotive Telematics scenario </text:span></text:p>
              </text:list-item>
              <text:list-item>
                <text:p text:style-name="P7"><text:span text:style-name="T5">Refactor Automotive Telematics code to make future scenario development easier</text:span></text:p>
              </text:list-item>
            </text:list>
          </draw:text-box>
        </draw:frame>
        <draw:frame presentation:style-name="pr4" draw:text-style-name="P2" draw:layer="layout" svg:width="23.738cm" svg:height="1.495cm" svg:x="0.736cm" svg:y="1.648cm" presentation:class="title" presentation:user-transformed="true">
          <draw:text-box>
            <text:list text:style-name="L1">
              <text:list-header>
                <text:p text:style-name="P9"><text:span text:style-name="T6">SVT Home Automation <text:s/>- <text:s/>Goals &amp; Plans</text:span></text:p>
              </text:list-header>
            </text:list>
          </draw:text-box>
        </draw:frame>
        <presentation:notes draw:style-name="dp3">
          <draw:page-thumbnail draw:style-name="gr1" draw:layer="layout" svg:width="12.7cm" svg:height="9.525cm" svg:x="3.175cm" svg:y="1.904cm" draw:page-number="2" presentation:class="page"/>
          <draw:frame presentation:style-name="pr5" draw:layer="layout" svg:width="15.24cm" svg:height="11.43cm" svg:x="1.905cm" svg:y="12.065cm" presentation:class="notes" presentation:placeholder="true">
            <draw:text-box/>
          </draw:frame>
        </presentation:notes>
      </draw:page>
      <draw:page draw:name="page3" draw:style-name="dp1" draw:master-page-name="messagesight" presentation:use-date-time-name="dtd1">
        <draw:custom-shape draw:name="Text Box 2" draw:style-name="gr3" draw:text-style-name="P11" draw:layer="layout" svg:width="18.904cm" svg:height="1.192cm" svg:x="0.763cm" svg:y="1.856cm">
          <text:list text:style-name="L1">
            <text:list-header>
              <text:p text:style-name="P10"><text:span text:style-name="T7">SVT Automation Framework – Component Interaction</text:span></text:p>
            </text:list-header>
          </text:list>
          <draw:enhanced-geometry svg:viewBox="0 0 21600 21600" draw:type="mso-spt202" draw:enhanced-path="M 0 0 L 21600 0 21600 21600 0 21600 0 0 Z N"/>
        </draw:custom-shape>
        <draw:rect draw:style-name="gr4" draw:text-style-name="P13" xml:id="id1" draw:id="id1" draw:layer="layout" svg:width="7.112cm" svg:height="2.286cm" svg:x="2.286cm" svg:y="3.772cm">
          <text:p text:style-name="P12"><text:span text:style-name="T8">Engine</text:span></text:p>
        </draw:rect>
        <draw:rect draw:style-name="gr4" draw:text-style-name="P13" draw:layer="layout" svg:width="3.81cm" svg:height="1.778cm" svg:x="11.938cm" svg:y="4.026cm">
          <text:p text:style-name="P12"><text:span text:style-name="T8">Thread</text:span></text:p>
        </draw:rect>
        <draw:rect draw:style-name="gr4" draw:text-style-name="P13" draw:layer="layout" svg:width="3.81cm" svg:height="1.778cm" svg:x="11.938cm" svg:y="7.074cm">
          <text:p text:style-name="P12"><text:span text:style-name="T8">Device</text:span></text:p>
        </draw:rect>
        <draw:rect draw:style-name="gr4" draw:text-style-name="P13" draw:layer="layout" svg:width="3.81cm" svg:height="1.778cm" svg:x="18.264cm" svg:y="4.026cm">
          <text:p text:style-name="P12"><text:span text:style-name="T8">Transport</text:span></text:p>
        </draw:rect>
        <draw:connector draw:style-name="gr5" draw:text-style-name="P12" draw:layer="layout" svg:x1="9.398cm" svg:y1="4.915cm" svg:x2="11.938cm" svg:y2="4.915cm" draw:start-shape="id1" svg:d="M9398 4915h2540">
          <text:p/>
        </draw:connector>
        <draw:connector draw:style-name="gr5" draw:text-style-name="P12" draw:layer="layout" svg:x1="9.398cm" svg:y1="4.915cm" svg:x2="11.938cm" svg:y2="7.963cm" draw:start-shape="id1" draw:start-glue-point="1" svg:d="M9398 4915h1521v3048h1019">
          <text:p/>
        </draw:connector>
        <draw:connector draw:style-name="gr5" draw:text-style-name="P12" draw:layer="layout" svg:x1="15.748cm" svg:y1="4.915cm" svg:x2="18.264cm" svg:y2="4.915cm" svg:d="M15748 4915h2516">
          <text:p/>
        </draw:connector>
        <draw:frame draw:style-name="gr6" draw:text-style-name="P14" draw:layer="layout" svg:width="20.828cm" svg:height="8.337cm" svg:x="2.032cm" svg:y="9.406cm">
          <draw:text-box>
            <text:p text:style-name="P9"><text:span text:style-name="T8">“</text:span><text:span text:style-name="T8">Engine” in SVT terms is always a Test Execution Engine.</text:span></text:p>
            <text:p text:style-name="P9"><text:span text:style-name="T8">Engines run as a single java process.</text:span></text:p>
            <text:p text:style-name="P9"><text:span text:style-name="T8">Many Engines run on many client machines for scaling work. </text:span></text:p>
            <text:p text:style-name="P9"><text:span text:style-name="T8">An Engine creates many Threads and Devices</text:span></text:p>
            <text:p text:style-name="P9"><text:span text:style-name="T8">Each Thread is associated with one Device, </text:span><text:span text:style-name="T8"><text:line-break/></text:span><text:span text:style-name="T8"><text:tab/></text:span><text:span text:style-name="T8">and each Device is associated with one Thread</text:span></text:p>
            <text:p text:style-name="P9"><text:span text:style-name="T8">Separation between Thread and Device </text:span></text:p>
            <text:p text:style-name="P9"><text:span text:style-name="T8"><text:tab/></text:span><text:span text:style-name="T8">allows new Devices and Engines to be coded quickly, </text:span></text:p>
            <text:p text:style-name="P9"><text:span text:style-name="T8"><text:tab/></text:span><text:span text:style-name="T8">without having to modify Thread or Transport.</text:span></text:p>
            <text:p text:style-name="P9"><text:span text:style-name="T8">Each Thread object spawns two Java threads – one to listen for </text:span><text:span text:style-name="T8"><text:tab/></text:span><text:span text:style-name="T8"><text:tab/></text:span></text:p>
            <text:p text:style-name="P9"><text:span text:style-name="T8"><text:tab/></text:span><text:span text:style-name="T8">commands and one to emit messages. <text:s text:c="2"/></text:span></text:p>
          </draw:text-box>
        </draw:frame>
        <draw:path draw:style-name="gr7" draw:text-style-name="P12" draw:layer="layout" svg:width="1.181cm" svg:height="2.92cm" svg:x="15.748cm" svg:y="4.915cm" svg:viewBox="0 0 1182 2921" svg:d="M0 0c1576 0 1576 2921 0 2921">
          <text:p/>
        </draw:path>
        <presentation:notes draw:style-name="dp2" presentation:use-date-time-name="dtd1">
          <draw:page-thumbnail draw:style-name="gr1" draw:layer="layout" svg:width="12.7cm" svg:height="9.525cm" svg:x="3.175cm" svg:y="1.904cm" draw:page-number="3" presentation:class="page"/>
          <draw:frame presentation:style-name="pr6" draw:text-style-name="P15" draw:layer="layout" svg:width="15.24cm" svg:height="11.43cm" svg:x="1.905cm" svg:y="12.065cm" presentation:class="notes" presentation:placeholder="true">
            <draw:text-box/>
          </draw:frame>
        </presentation:notes>
      </draw:page>
      <draw:page draw:name="page4" draw:style-name="dp1" draw:master-page-name="messagesight" presentation:use-date-time-name="dtd1">
        <draw:custom-shape draw:name="Text Box 2" draw:style-name="gr8" draw:text-style-name="P16" draw:layer="layout" svg:width="12.465cm" svg:height="1.192cm" svg:x="0.762cm" svg:y="1.856cm">
          <text:list text:style-name="L1">
            <text:list-header>
              <text:p text:style-name="P10"><text:span text:style-name="T7">SVT Home Automation – Overview</text:span></text:p>
            </text:list-header>
          </text:list>
          <draw:enhanced-geometry svg:viewBox="0 0 21600 21600" draw:type="mso-spt202" draw:enhanced-path="M 0 0 L 21600 0 21600 21600 0 21600 0 0 Z N"/>
        </draw:custom-shape>
        <draw:custom-shape draw:name="TextBox 22" draw:style-name="gr9" draw:text-style-name="P18" draw:layer="layout" svg:width="21.759cm" svg:height="0.853cm" svg:x="1.821cm" svg:y="16.168cm">
          <text:p text:style-name="P17"><text:span text:style-name="T9">Each House is a set of mobile devices, controls and sensors linked together by a customer ID</text:span></text:p>
          <draw:enhanced-geometry svg:viewBox="0 0 21600 21600" draw:type="mso-spt202" draw:enhanced-path="M 0 0 L 21600 0 21600 21600 0 21600 0 0 Z N"/>
        </draw:custom-shape>
        <draw:custom-shape draw:style-name="gr10" draw:text-style-name="P12" xml:id="id10" draw:id="id10" draw:layer="layout" svg:width="3.668cm" svg:height="3.282cm" draw:transform="rotate (3.1415926535892) translate (7.499cm 15.414cm)">
          <text:p/>
          <draw:enhanced-geometry svg:viewBox="0 0 21600 21600" draw:mirror-vertical="false" draw:mirror-horizontal="false" draw:glue-points="10800 0 0 10800 10800 21600 21600 10800" draw:text-areas="0 0 21600 17150" draw:type="flowchart-off-page-connector" draw:enhanced-path="M 0 0 L 21600 0 21600 17150 10800 21600 0 17150 0 0 Z N"/>
        </draw:custom-shape>
        <draw:custom-shape draw:style-name="gr10" draw:text-style-name="P12" xml:id="id9" draw:id="id9" draw:layer="layout" svg:width="3.668cm" svg:height="3.282cm" draw:transform="rotate (3.1415926535892) translate (12.326cm 15.414cm)">
          <text:p/>
          <draw:enhanced-geometry svg:viewBox="0 0 21600 21600" draw:mirror-vertical="false" draw:mirror-horizontal="false" draw:glue-points="10800 0 0 10800 10800 21600 21600 10800" draw:text-areas="0 0 21600 17150" draw:type="flowchart-off-page-connector" draw:enhanced-path="M 0 0 L 21600 0 21600 17150 10800 21600 0 17150 0 0 Z N"/>
        </draw:custom-shape>
        <draw:custom-shape draw:style-name="gr10" draw:text-style-name="P12" xml:id="id11" draw:id="id11" draw:layer="layout" svg:width="3.668cm" svg:height="3.282cm" draw:transform="rotate (3.1415926535892) translate (17.152cm 15.414cm)">
          <text:p/>
          <draw:enhanced-geometry svg:viewBox="0 0 21600 21600" draw:mirror-vertical="false" draw:mirror-horizontal="false" draw:glue-points="10800 0 0 10800 10800 21600 21600 10800" draw:text-areas="0 0 21600 17150" draw:type="flowchart-off-page-connector" draw:enhanced-path="M 0 0 L 21600 0 21600 17150 10800 21600 0 17150 0 0 Z N"/>
        </draw:custom-shape>
        <draw:g>
          <draw:custom-shape draw:style-name="gr10" draw:text-style-name="P12" draw:layer="layout" svg:width="3.668cm" svg:height="3.282cm" draw:transform="rotate (3.1415926535892) translate (21.979cm 15.414cm)">
            <text:p/>
            <draw:enhanced-geometry svg:viewBox="0 0 21600 21600" draw:mirror-vertical="false" draw:mirror-horizontal="false" draw:glue-points="10800 0 0 10800 10800 21600 21600 10800" draw:text-areas="0 0 21600 17150" draw:type="flowchart-off-page-connector" draw:enhanced-path="M 0 0 L 21600 0 21600 17150 10800 21600 0 17150 0 0 Z N"/>
          </draw:custom-shape>
          <draw:custom-shape draw:style-name="gr11" draw:text-style-name="P19" draw:layer="layout" svg:width="0.579cm" svg:height="0.579cm" svg:x="20.604cm" svg:y="13.29cm">
            <text:p text:style-name="P12"><text:span text:style-name="T10">sensors</text:span></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19" draw:layer="layout" svg:width="0.579cm" svg:height="0.58cm" svg:x="19.025cm" svg:y="13.799cm">
            <text:p text:style-name="P12"><text:span text:style-name="T10">controls</text:span></text:p>
            <draw:enhanced-geometry svg:viewBox="0 0 21600 21600" draw:text-areas="5400 5400 16200 16200" draw:type="flowchart-sort" draw:enhanced-path="M 0 10800 L 10800 0 21600 10800 10800 21600 Z N M 0 10800 L 21600 10800 N"/>
          </draw:custom-shape>
        </draw:g>
        <draw:rect draw:style-name="gr4" draw:text-style-name="P19" draw:layer="layout" svg:width="2.64cm" svg:height="0.704cm" svg:x="10.568cm" svg:y="6.968cm">
          <text:p text:style-name="P12"><text:span text:style-name="T10">IMA Server</text:span></text:p>
        </draw:rect>
        <draw:rect draw:style-name="gr4" draw:text-style-name="P19" xml:id="id16" draw:id="id16" draw:layer="layout" svg:width="2.64cm" svg:height="1.351cm" svg:x="11.761cm" svg:y="3.637cm">
          <text:p text:style-name="P12"><text:span text:style-name="T10">Main Office</text:span></text:p>
        </draw:rect>
        <draw:connector draw:style-name="gr12" draw:text-style-name="P12" draw:layer="layout" draw:type="line" svg:x1="4.834cm" svg:y1="13.799cm" svg:x2="12.981cm" svg:y2="10.368cm" draw:start-shape="id2" draw:start-glue-point="0" draw:end-shape="id3" draw:end-glue-point="2" svg:d="M4834 13799l8147-3431">
          <text:p/>
        </draw:connector>
        <draw:connector draw:style-name="gr13" draw:text-style-name="P12" draw:layer="layout" draw:type="line" svg:x1="6.414cm" svg:y1="13.29cm" svg:x2="12.981cm" svg:y2="10.368cm" draw:start-shape="id4" draw:start-glue-point="4" draw:end-shape="id3" draw:end-glue-point="2" svg:d="M6414 13290l6567-2922">
          <text:p/>
        </draw:connector>
        <draw:connector draw:style-name="gr12" draw:text-style-name="P12" draw:layer="layout" draw:type="line" svg:x1="9.66cm" svg:y1="13.799cm" svg:x2="12.981cm" svg:y2="10.368cm" draw:start-shape="id5" draw:start-glue-point="0" draw:end-shape="id3" draw:end-glue-point="2" svg:d="M9660 13799l3321-3431">
          <text:p/>
        </draw:connector>
        <draw:connector draw:style-name="gr13" draw:text-style-name="P12" draw:layer="layout" draw:type="line" svg:x1="11.241cm" svg:y1="13.29cm" svg:x2="12.981cm" svg:y2="10.368cm" draw:start-shape="id6" draw:start-glue-point="4" draw:end-shape="id3" draw:end-glue-point="2" svg:d="M11241 13290l1740-2922">
          <text:p/>
        </draw:connector>
        <draw:connector draw:style-name="gr12" draw:text-style-name="P12" draw:layer="layout" draw:type="line" svg:x1="14.487cm" svg:y1="13.799cm" svg:x2="12.981cm" svg:y2="10.368cm" draw:start-shape="id7" draw:start-glue-point="0" draw:end-shape="id3" svg:d="M14487 13799l-1506-3431">
          <text:p/>
        </draw:connector>
        <draw:connector draw:style-name="gr13" draw:text-style-name="P12" draw:layer="layout" draw:type="line" svg:x1="16.067cm" svg:y1="13.29cm" svg:x2="12.981cm" svg:y2="10.368cm" draw:start-shape="id8" draw:start-glue-point="4" draw:end-shape="id3" draw:end-glue-point="2" svg:d="M16067 13290l-3086-2922">
          <text:p/>
        </draw:connector>
        <draw:connector draw:style-name="gr12" draw:text-style-name="P12" draw:layer="layout" draw:type="line" svg:x1="19.314cm" svg:y1="13.799cm" svg:x2="12.981cm" svg:y2="10.368cm" draw:end-shape="id3" draw:end-glue-point="2" svg:d="M19314 13799l-6333-3431">
          <text:p/>
        </draw:connector>
        <draw:connector draw:style-name="gr13" draw:text-style-name="P12" draw:layer="layout" draw:type="line" svg:x1="20.894cm" svg:y1="13.29cm" svg:x2="12.981cm" svg:y2="10.368cm" draw:end-shape="id3" draw:end-glue-point="2" svg:d="M20894 13290l-7913-2922">
          <text:p/>
        </draw:connector>
        <draw:connector draw:style-name="gr14" draw:text-style-name="P12" draw:layer="layout" svg:x1="8.658cm" svg:y1="13.773cm" svg:x2="7.499cm" svg:y2="13.773cm" draw:start-shape="id9" draw:end-shape="id10" draw:end-glue-point="5" svg:d="M8658 13773h-1159">
          <text:p/>
        </draw:connector>
        <draw:custom-shape draw:style-name="gr11" draw:text-style-name="P19" xml:id="id4" draw:id="id4" draw:layer="layout" svg:width="0.579cm" svg:height="0.579cm" svg:x="6.124cm" svg:y="13.29cm">
          <text:p text:style-name="P12"><text:span text:style-name="T10">sensors</text:span></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19" xml:id="id2" draw:id="id2" draw:layer="layout" svg:width="0.579cm" svg:height="0.58cm" svg:x="4.545cm" svg:y="13.799cm">
          <text:p text:style-name="P12"><text:span text:style-name="T10">controls</text:span></text:p>
          <draw:enhanced-geometry svg:viewBox="0 0 21600 21600" draw:text-areas="5400 5400 16200 16200" draw:type="flowchart-sort" draw:enhanced-path="M 0 10800 L 10800 0 21600 10800 10800 21600 Z N M 0 10800 L 21600 10800 N"/>
        </draw:custom-shape>
        <draw:custom-shape draw:style-name="gr11" draw:text-style-name="P19" xml:id="id6" draw:id="id6" draw:layer="layout" svg:width="0.579cm" svg:height="0.579cm" svg:x="10.951cm" svg:y="13.29cm">
          <text:p text:style-name="P12"><text:span text:style-name="T10">sensors</text:span></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19" xml:id="id5" draw:id="id5" draw:layer="layout" svg:width="0.579cm" svg:height="0.58cm" svg:x="9.371cm" svg:y="13.799cm">
          <text:p text:style-name="P12"><text:span text:style-name="T10">controls</text:span></text:p>
          <draw:enhanced-geometry svg:viewBox="0 0 21600 21600" draw:text-areas="5400 5400 16200 16200" draw:type="flowchart-sort" draw:enhanced-path="M 0 10800 L 10800 0 21600 10800 10800 21600 Z N M 0 10800 L 21600 10800 N"/>
        </draw:custom-shape>
        <draw:custom-shape draw:style-name="gr11" draw:text-style-name="P19" xml:id="id8" draw:id="id8" draw:layer="layout" svg:width="0.58cm" svg:height="0.579cm" svg:x="15.777cm" svg:y="13.29cm">
          <text:p text:style-name="P12"><text:span text:style-name="T10">sensors</text:span></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19" xml:id="id7" draw:id="id7" draw:layer="layout" svg:width="0.579cm" svg:height="0.58cm" svg:x="14.198cm" svg:y="13.799cm">
          <text:p text:style-name="P12"><text:span text:style-name="T10">controls</text:span></text:p>
          <draw:enhanced-geometry svg:viewBox="0 0 21600 21600" draw:text-areas="5400 5400 16200 16200" draw:type="flowchart-sort" draw:enhanced-path="M 0 10800 L 10800 0 21600 10800 10800 21600 Z N M 0 10800 L 21600 10800 N"/>
        </draw:custom-shape>
        <draw:connector draw:style-name="gr14" draw:text-style-name="P12" draw:layer="layout" svg:x1="18.311cm" svg:y1="13.773cm" svg:x2="17.152cm" svg:y2="13.773cm" draw:end-shape="id11" draw:end-glue-point="5" svg:d="M18311 13773h-1159">
          <text:p/>
        </draw:connector>
        <draw:custom-shape draw:style-name="gr15" draw:text-style-name="P19" xml:id="id12" draw:id="id12" draw:layer="layout" svg:width="1.738cm" svg:height="1.931cm" svg:x="3.422cm" svg:y="4.023cm">
          <text:p text:style-name="P12"><text:span text:style-name="T10">mobile</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5" draw:text-style-name="P19" xml:id="id13" draw:id="id13" draw:layer="layout" svg:width="1.738cm" svg:height="1.931cm" svg:x="3.422cm" svg:y="7.112cm">
          <text:p text:style-name="P12"><text:span text:style-name="T10">mobile</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4" draw:text-style-name="P12" draw:layer="layout" svg:x1="4.291cm" svg:y1="5.954cm" svg:x2="4.291cm" svg:y2="7.112cm" draw:start-shape="id12" draw:start-glue-point="2" draw:end-shape="id13" draw:end-glue-point="0" svg:d="M4291 5954v1158">
          <text:p/>
        </draw:connector>
        <draw:connector draw:style-name="gr16" draw:text-style-name="P12" draw:layer="layout" draw:type="line" svg:x1="5.16cm" svg:y1="4.988cm" svg:x2="9.552cm" svg:y2="8.336cm" draw:start-shape="id12" draw:start-glue-point="1" draw:end-shape="id3" draw:end-glue-point="3" svg:d="M5160 4988l4392 3348">
          <text:p/>
        </draw:connector>
        <draw:connector draw:style-name="gr16" draw:text-style-name="P12" draw:layer="layout" draw:type="line" svg:x1="5.16cm" svg:y1="8.077cm" svg:x2="9.552cm" svg:y2="8.336cm" draw:start-shape="id13" draw:start-glue-point="1" draw:end-shape="id3" draw:end-glue-point="3" svg:d="M5160 8077l4392 259">
          <text:p/>
        </draw:connector>
        <draw:custom-shape draw:style-name="gr15" draw:text-style-name="P19" xml:id="id14" draw:id="id14" draw:layer="layout" svg:width="1.737cm" svg:height="1.931cm" svg:x="20.219cm" svg:y="4.023cm">
          <text:p text:style-name="P12"><text:span text:style-name="T10">mobile</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5" draw:text-style-name="P19" xml:id="id15" draw:id="id15" draw:layer="layout" svg:width="1.737cm" svg:height="1.931cm" svg:x="20.219cm" svg:y="7.112cm">
          <text:p text:style-name="P12"><text:span text:style-name="T10">mobile</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4" draw:text-style-name="P12" draw:layer="layout" svg:x1="21.087cm" svg:y1="5.954cm" svg:x2="21.087cm" svg:y2="7.112cm" draw:start-shape="id14" draw:start-glue-point="2" draw:end-shape="id15" draw:end-glue-point="0" svg:d="M21087 5954v1158">
          <text:p/>
        </draw:connector>
        <draw:connector draw:style-name="gr16" draw:text-style-name="P12" draw:layer="layout" draw:type="line" svg:x1="16.41cm" svg:y1="8.336cm" svg:x2="20.219cm" svg:y2="4.988cm" draw:start-shape="id3" draw:start-glue-point="1" draw:end-shape="id14" draw:end-glue-point="3" svg:d="M16410 8336l3809-3348">
          <text:p/>
        </draw:connector>
        <draw:connector draw:style-name="gr16" draw:text-style-name="P12" draw:layer="layout" draw:type="line" svg:x1="16.41cm" svg:y1="8.336cm" svg:x2="20.219cm" svg:y2="8.077cm" draw:start-shape="id3" draw:start-glue-point="1" draw:end-shape="id15" svg:d="M16410 8336l3809-259">
          <text:p/>
        </draw:connector>
        <draw:custom-shape draw:style-name="gr17" draw:text-style-name="P12" xml:id="id3" draw:id="id3" draw:layer="layout" svg:width="6.858cm" svg:height="4.064cm" svg:x="9.552cm" svg:y="6.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 draw:text-style-name="P19" draw:layer="layout" svg:width="2.64cm" svg:height="0.704cm" svg:x="13.362cm" svg:y="7.62cm">
          <text:p text:style-name="P12"><text:span text:style-name="T10">IMA Server</text:span></text:p>
        </draw:rect>
        <draw:rect draw:style-name="gr4" draw:text-style-name="P19" draw:layer="layout" svg:width="2.64cm" svg:height="0.704cm" svg:x="10.16cm" svg:y="7.932cm">
          <text:p text:style-name="P12"><text:span text:style-name="T10">IMA Server</text:span></text:p>
        </draw:rect>
        <draw:rect draw:style-name="gr4" draw:text-style-name="P19" draw:layer="layout" svg:width="2.64cm" svg:height="0.704cm" svg:x="12.446cm" svg:y="8.89cm">
          <text:p text:style-name="P12"><text:span text:style-name="T10">IMA Server</text:span></text:p>
        </draw:rect>
        <draw:connector draw:style-name="gr18" draw:text-style-name="P12" draw:layer="layout" svg:x1="13.081cm" svg:y1="4.988cm" svg:x2="12.981cm" svg:y2="6.304cm" draw:start-shape="id16" draw:start-glue-point="2" draw:end-shape="id3" svg:d="M13081 4988v658h-100v658">
          <text:p/>
        </draw:connector>
        <presentation:notes draw:style-name="dp2" presentation:use-date-time-name="dtd1">
          <draw:page-thumbnail draw:style-name="gr1" draw:layer="layout" svg:width="12.7cm" svg:height="9.525cm" svg:x="3.175cm" svg:y="1.904cm" draw:page-number="4" presentation:class="page"/>
          <draw:frame presentation:style-name="pr7" draw:layer="layout" svg:width="15.24cm" svg:height="11.43cm" svg:x="1.905cm" svg:y="12.065cm" presentation:class="notes" presentation:placeholder="true">
            <draw:text-box/>
          </draw:frame>
        </presentation:notes>
      </draw:page>
      <draw:page draw:name="page5" draw:style-name="dp1" draw:master-page-name="messagesight" presentation:use-date-time-name="dtd1">
        <draw:rect draw:style-name="gr19" draw:text-style-name="P21" draw:layer="layout" svg:width="8.128cm" svg:height="2.286cm" svg:x="1.524cm" svg:y="9.028cm">
          <text:p text:style-name="P20"><text:span text:style-name="T11">Client Machine</text:span></text:p>
        </draw:rect>
        <draw:rect draw:style-name="gr4" draw:text-style-name="P22" xml:id="id19" draw:id="id19" draw:layer="layout" svg:width="3.302cm" svg:height="0.762cm" svg:x="5.969cm" svg:y="9.79cm">
          <text:p text:style-name="P12"><text:span text:style-name="T12">Engine</text:span></text:p>
        </draw:rect>
        <draw:custom-shape draw:style-name="gr17" draw:text-style-name="P12" xml:id="id18" draw:id="id18" draw:layer="layout" svg:width="7.453cm" svg:height="9.305cm" svg:x="15.485cm" svg:y="3.9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Text Box 2" draw:style-name="gr20" draw:text-style-name="P16" draw:layer="layout" svg:width="18.854cm" svg:height="1.192cm" svg:x="0.763cm" svg:y="1.856cm">
          <text:list text:style-name="L1">
            <text:list-header>
              <text:p text:style-name="P10"><text:span text:style-name="T7">SVT Home Automation – Deployment of Components</text:span></text:p>
            </text:list-header>
          </text:list>
          <draw:enhanced-geometry svg:viewBox="0 0 21600 21600" draw:type="mso-spt202" draw:enhanced-path="M 0 0 L 21600 0 21600 21600 0 21600 0 0 Z N"/>
        </draw:custom-shape>
        <draw:rect draw:style-name="gr19" draw:text-style-name="P21" draw:layer="layout" svg:width="8.128cm" svg:height="2.286cm" svg:x="1.524cm" svg:y="4.49cm">
          <text:p text:style-name="P20"><text:span text:style-name="T11">Client Machine</text:span></text:p>
        </draw:rect>
        <draw:rect draw:style-name="gr4" draw:text-style-name="P22" xml:id="id17" draw:id="id17" draw:layer="layout" svg:width="3.302cm" svg:height="0.762cm" svg:x="5.969cm" svg:y="5.252cm">
          <text:p text:style-name="P12"><text:span text:style-name="T12">Engine</text:span></text:p>
        </draw:rect>
        <draw:connector draw:style-name="gr21" draw:text-style-name="P12" draw:layer="layout" draw:type="line" svg:x1="9.271cm" svg:y1="5.633cm" svg:x2="15.485cm" svg:y2="8.57cm" draw:start-shape="id17" draw:start-glue-point="1" draw:end-shape="id18" draw:end-glue-point="3" svg:d="M9271 5633l6214 2937">
          <text:p/>
        </draw:connector>
        <draw:connector draw:style-name="gr21" draw:text-style-name="P12" draw:layer="layout" draw:type="line" svg:x1="9.271cm" svg:y1="10.171cm" svg:x2="15.485cm" svg:y2="8.57cm" draw:start-shape="id19" draw:start-glue-point="1" draw:end-shape="id18" draw:end-glue-point="3" svg:d="M9271 10171l6214-1601">
          <text:p/>
        </draw:connector>
        <draw:line draw:style-name="gr22" draw:text-style-name="P12" draw:layer="layout" svg:x1="5.588cm" svg:y1="7.267cm" svg:x2="5.588cm" svg:y2="8.537cm">
          <text:p/>
        </draw:line>
        <draw:frame draw:style-name="gr23" draw:text-style-name="P23" draw:layer="layout" svg:width="3.779cm" svg:height="0.759cm" svg:x="6.096cm" svg:y="7.421cm">
          <draw:text-box>
            <text:p><text:span text:style-name="T13">1 to X machines</text:span></text:p>
          </draw:text-box>
        </draw:frame>
        <draw:g>
          <draw:rect draw:style-name="gr4" draw:text-style-name="P19" draw:layer="layout" svg:width="4.35cm" svg:height="1.16cm" svg:x="16.845cm" svg:y="6.581cm">
            <text:p text:style-name="P12"><text:span text:style-name="T10">IMA Server</text:span></text:p>
          </draw:rect>
          <draw:rect draw:style-name="gr4" draw:text-style-name="P19" draw:layer="layout" svg:width="4.35cm" svg:height="1.16cm" svg:x="16.845cm" svg:y="9.472cm">
            <text:p text:style-name="P12"><text:span text:style-name="T10">IMA Server</text:span></text:p>
          </draw:rect>
          <draw:line draw:style-name="gr22" draw:text-style-name="P12" draw:layer="layout" svg:x1="18.766cm" svg:y1="7.972cm" svg:x2="18.766cm" svg:y2="9.242cm">
            <text:p/>
          </draw:line>
          <draw:frame draw:style-name="gr24" draw:text-style-name="P23" draw:layer="layout" svg:width="3.757cm" svg:height="0.759cm" svg:x="19.02cm" svg:y="8.228cm">
            <draw:text-box>
              <text:p><text:span text:style-name="T13">1 to Y machines</text:span></text:p>
            </draw:text-box>
          </draw:frame>
        </draw:g>
        <draw:frame draw:style-name="gr25" draw:text-style-name="P24" draw:layer="layout" svg:width="19.558cm" svg:height="4.424cm" svg:x="2.032cm" svg:y="13.208cm">
          <draw:text-box>
            <text:p text:style-name="P9"><text:span text:style-name="T14">Client machines may run more than one engine, depending on capacity.</text:span></text:p>
            <text:p text:style-name="P9"><text:span text:style-name="T14">Each Engine runs a single type of Device – Control, Sensor, Mobile, Main Office.</text:span></text:p>
            <text:p text:style-name="P9"><text:span text:style-name="T14">Each Engine runs a scalable number of devices to meet load. </text:span></text:p>
            <text:p text:style-name="P9"><text:span text:style-name="T14">Each Device has a unique MQTT client id, so load balancing and SPOP scenarios and client affinity can be tested. </text:span></text:p>
          </draw:text-box>
        </draw:frame>
        <presentation:notes draw:style-name="dp2" presentation:use-date-time-name="dtd1">
          <draw:page-thumbnail draw:style-name="gr1" draw:layer="layout" svg:width="12.7cm" svg:height="9.525cm" svg:x="3.175cm" svg:y="1.904cm" draw:page-number="5" presentation:class="page"/>
          <draw:frame presentation:style-name="pr6" draw:layer="layout" svg:width="15.24cm" svg:height="11.43cm" svg:x="1.905cm" svg:y="12.065cm" presentation:class="notes" presentation:placeholder="true">
            <draw:text-box/>
          </draw:frame>
        </presentation:notes>
      </draw:page>
      <draw:page draw:name="page6" draw:style-name="dp1" draw:master-page-name="messagesight" presentation:use-date-time-name="dtd1">
        <draw:custom-shape draw:name="Text Box 2" draw:style-name="gr26" draw:text-style-name="P16" draw:layer="layout" svg:width="13.46cm" svg:height="1.192cm" svg:x="0.763cm" svg:y="1.856cm">
          <text:list text:style-name="L1">
            <text:list-header>
              <text:p text:style-name="P10"><text:span text:style-name="T7">SVT Home Automation – Topic Space</text:span></text:p>
            </text:list-header>
          </text:list>
          <draw:enhanced-geometry svg:viewBox="0 0 21600 21600" draw:type="mso-spt202" draw:enhanced-path="M 0 0 L 21600 0 21600 21600 0 21600 0 0 Z N"/>
        </draw:custom-shape>
        <draw:frame draw:style-name="gr27" draw:text-style-name="P25" xml:id="id20" draw:id="id20" draw:layer="layout" svg:width="1.505cm" svg:height="0.803cm" svg:x="2.663cm" svg:y="3.853cm">
          <draw:text-box>
            <text:p><text:span text:style-name="T15">/App/</text:span></text:p>
          </draw:text-box>
        </draw:frame>
        <draw:frame draw:style-name="gr28" draw:text-style-name="P25" xml:id="id21" draw:id="id21" draw:layer="layout" svg:width="1.97cm" svg:height="0.801cm" svg:x="3.757cm" svg:y="4.872cm">
          <draw:text-box>
            <text:p><text:span text:style-name="T15">Home/</text:span></text:p>
          </draw:text-box>
        </draw:frame>
        <draw:frame draw:style-name="gr29" draw:text-style-name="P25" xml:id="id23" draw:id="id23" draw:layer="layout" svg:width="1.812cm" svg:height="0.812cm" svg:x="7.397cm" svg:y="5.965cm">
          <draw:text-box>
            <text:p><text:span text:style-name="T15">Office</text:span></text:p>
          </draw:text-box>
        </draw:frame>
        <draw:connector draw:style-name="gr21" draw:text-style-name="P26" draw:layer="layout" svg:x1="4.168cm" svg:y1="4.254cm" svg:x2="4.742cm" svg:y2="4.872cm" draw:start-shape="id20" draw:start-glue-point="1" draw:end-shape="id21" draw:end-glue-point="0" svg:d="M4168 4254h574v618">
          <text:p/>
        </draw:connector>
        <draw:connector draw:style-name="gr21" draw:text-style-name="P26" draw:layer="layout" svg:x1="5.727cm" svg:y1="5.272cm" svg:x2="13.915cm" svg:y2="5.967cm" draw:start-shape="id21" draw:start-glue-point="1" draw:end-shape="id22" draw:end-glue-point="0" svg:d="M5727 5272h8188v695">
          <text:p/>
        </draw:connector>
        <draw:connector draw:style-name="gr21" draw:text-style-name="P26" draw:layer="layout" svg:x1="5.727cm" svg:y1="5.272cm" svg:x2="8.303cm" svg:y2="5.965cm" draw:start-shape="id21" draw:start-glue-point="1" draw:end-shape="id23" draw:end-glue-point="0" svg:d="M5727 5272h2576v693">
          <text:p/>
        </draw:connector>
        <draw:frame draw:style-name="gr30" draw:text-style-name="P25" xml:id="id24" draw:id="id24" draw:layer="layout" svg:width="4.146cm" svg:height="0.8cm" svg:x="11.842cm" svg:y="8.047cm">
          <draw:text-box>
            <text:p><text:span text:style-name="T15">&lt;Customer ID&gt;/</text:span></text:p>
          </draw:text-box>
        </draw:frame>
        <draw:frame draw:style-name="gr31" draw:text-style-name="P25" xml:id="id25" draw:id="id25" draw:layer="layout" svg:width="2.114cm" svg:height="0.801cm" svg:x="9.668cm" svg:y="10.159cm">
          <draw:text-box>
            <text:p><text:span text:style-name="T15">Mobile/</text:span></text:p>
          </draw:text-box>
        </draw:frame>
        <draw:frame draw:style-name="gr32" draw:text-style-name="P25" xml:id="id27" draw:id="id27" draw:layer="layout" svg:width="2.386cm" svg:height="0.845cm" svg:x="16.038cm" svg:y="10.159cm">
          <draw:text-box>
            <text:p><text:span text:style-name="T15">Control/</text:span></text:p>
          </draw:text-box>
        </draw:frame>
        <draw:frame draw:style-name="gr33" draw:text-style-name="P25" xml:id="id32" draw:id="id32" draw:layer="layout" svg:width="3.322cm" svg:height="0.801cm" svg:x="12.288cm" svg:y="12.482cm">
          <draw:text-box>
            <text:p><text:span text:style-name="T15">&lt;DeviceID&gt;/</text:span></text:p>
          </draw:text-box>
        </draw:frame>
        <draw:frame draw:style-name="gr34" draw:text-style-name="P25" xml:id="id29" draw:id="id29" draw:layer="layout" svg:width="2.847cm" svg:height="0.801cm" svg:x="9.302cm" svg:y="14.396cm">
          <draw:text-box>
            <text:p><text:span text:style-name="T15">Command</text:span></text:p>
          </draw:text-box>
        </draw:frame>
        <draw:frame draw:style-name="gr34" draw:text-style-name="P25" xml:id="id31" draw:id="id31" draw:layer="layout" svg:width="2.847cm" svg:height="0.801cm" svg:x="15.807cm" svg:y="14.396cm">
          <draw:text-box>
            <text:p><text:span text:style-name="T15">Command</text:span></text:p>
          </draw:text-box>
        </draw:frame>
        <draw:frame draw:style-name="gr35" draw:text-style-name="P25" xml:id="id28" draw:id="id28" draw:layer="layout" svg:width="3.323cm" svg:height="0.801cm" svg:x="9.065cm" svg:y="12.483cm">
          <draw:text-box>
            <text:p><text:span text:style-name="T15">&lt;DeviceID&gt;/</text:span></text:p>
          </draw:text-box>
        </draw:frame>
        <draw:frame draw:style-name="gr33" draw:text-style-name="P25" xml:id="id30" draw:id="id30" draw:layer="layout" svg:width="3.322cm" svg:height="0.801cm" svg:x="15.57cm" svg:y="12.483cm">
          <draw:text-box>
            <text:p><text:span text:style-name="T15">&lt;DeviceID&gt;/</text:span></text:p>
          </draw:text-box>
        </draw:frame>
        <draw:connector draw:style-name="gr21" draw:text-style-name="P26" draw:layer="layout" svg:x1="13.915cm" svg:y1="8.847cm" svg:x2="10.725cm" svg:y2="10.159cm" draw:start-shape="id24" draw:start-glue-point="2" draw:end-shape="id25" svg:d="M13915 8847v656h-3190v656">
          <text:p/>
        </draw:connector>
        <draw:connector draw:style-name="gr21" draw:text-style-name="P26" draw:layer="layout" svg:x1="13.915cm" svg:y1="8.847cm" svg:x2="13.949cm" svg:y2="10.159cm" draw:start-shape="id24" draw:end-shape="id26" svg:d="M13915 8847v656h34v656">
          <text:p/>
        </draw:connector>
        <draw:connector draw:style-name="gr21" draw:text-style-name="P26" draw:layer="layout" svg:x1="13.915cm" svg:y1="8.847cm" svg:x2="17.231cm" svg:y2="10.159cm" draw:start-shape="id24" draw:start-glue-point="2" draw:end-shape="id27" draw:end-glue-point="0" svg:d="M13915 8847v656h3316v656">
          <text:p/>
        </draw:connector>
        <draw:connector draw:style-name="gr21" draw:text-style-name="P26" draw:layer="layout" svg:x1="10.725cm" svg:y1="10.96cm" svg:x2="10.726cm" svg:y2="12.483cm" draw:start-shape="id25" draw:start-glue-point="2" draw:end-shape="id28" draw:end-glue-point="0" svg:d="M10725 10960v762h1v761">
          <text:p/>
        </draw:connector>
        <draw:connector draw:style-name="gr21" draw:text-style-name="P26" draw:layer="layout" svg:x1="10.726cm" svg:y1="13.284cm" svg:x2="10.725cm" svg:y2="14.396cm" draw:start-shape="id28" draw:start-glue-point="2" draw:end-shape="id29" draw:end-glue-point="0" svg:d="M10726 13284v556h-1v556">
          <text:p/>
        </draw:connector>
        <draw:connector draw:style-name="gr21" draw:text-style-name="P26" draw:layer="layout" svg:x1="17.231cm" svg:y1="13.284cm" svg:x2="17.23cm" svg:y2="14.396cm" draw:start-shape="id30" draw:start-glue-point="2" draw:end-shape="id31" draw:end-glue-point="0" svg:d="M17231 13284v556h-1v556">
          <text:p/>
        </draw:connector>
        <draw:connector draw:style-name="gr21" draw:text-style-name="P26" draw:layer="layout" svg:x1="17.231cm" svg:y1="11.004cm" svg:x2="17.231cm" svg:y2="12.483cm" draw:start-shape="id27" draw:start-glue-point="2" draw:end-shape="id30" draw:end-glue-point="0" svg:d="M17231 11004v1479">
          <text:p/>
        </draw:connector>
        <draw:frame draw:style-name="gr36" draw:text-style-name="P25" xml:id="id26" draw:id="id26" draw:layer="layout" svg:width="2.234cm" svg:height="0.801cm" svg:x="12.832cm" svg:y="10.159cm">
          <draw:text-box>
            <text:p><text:span text:style-name="T15">Sensor/</text:span></text:p>
          </draw:text-box>
        </draw:frame>
        <draw:frame draw:style-name="gr37" draw:text-style-name="P25" xml:id="id33" draw:id="id33" draw:layer="layout" svg:width="2.846cm" svg:height="0.801cm" svg:x="12.526cm" svg:y="14.396cm">
          <draw:text-box>
            <text:p><text:span text:style-name="T15">Command</text:span></text:p>
          </draw:text-box>
        </draw:frame>
        <draw:connector draw:style-name="gr21" draw:text-style-name="P26" draw:layer="layout" svg:x1="13.949cm" svg:y1="13.283cm" svg:x2="13.949cm" svg:y2="14.396cm" draw:start-shape="id32" draw:start-glue-point="2" draw:end-shape="id33" draw:end-glue-point="0" svg:d="M13949 13283v1113">
          <text:p/>
        </draw:connector>
        <draw:connector draw:style-name="gr21" draw:text-style-name="P26" draw:layer="layout" svg:x1="13.949cm" svg:y1="10.96cm" svg:x2="13.949cm" svg:y2="12.482cm" draw:start-shape="id26" draw:start-glue-point="2" draw:end-shape="id32" draw:end-glue-point="0" svg:d="M13949 10960v1522">
          <text:p/>
        </draw:connector>
        <draw:frame draw:style-name="gr29" draw:text-style-name="P25" xml:id="id22" draw:id="id22" draw:layer="layout" svg:width="1.812cm" svg:height="0.812cm" svg:x="13.009cm" svg:y="5.967cm">
          <draw:text-box>
            <text:p><text:span text:style-name="T15">Cust</text:span></text:p>
          </draw:text-box>
        </draw:frame>
        <draw:connector draw:style-name="gr21" draw:text-style-name="P26" draw:layer="layout" svg:x1="13.915cm" svg:y1="6.779cm" svg:x2="13.915cm" svg:y2="8.047cm" draw:start-shape="id22" draw:start-glue-point="2" draw:end-shape="id24" svg:d="M13915 6779v1268">
          <text:p/>
        </draw:connector>
        <draw:line draw:style-name="gr38" draw:text-style-name="P12" draw:layer="layout" svg:x1="3.556cm" svg:y1="12.954cm" svg:x2="9.065cm" svg:y2="12.954cm">
          <text:p/>
        </draw:line>
        <draw:frame draw:style-name="gr39" draw:text-style-name="P25" draw:layer="layout" svg:width="6.096cm" svg:height="0.725cm" svg:x="2.794cm" svg:y="12.192cm">
          <draw:text-box>
            <text:p><text:span text:style-name="T15">Devices publish to this topic</text:span></text:p>
          </draw:text-box>
        </draw:frame>
        <draw:line draw:style-name="gr38" draw:text-style-name="P12" draw:layer="layout" svg:x1="3.557cm" svg:y1="14.729cm" svg:x2="9.066cm" svg:y2="14.729cm">
          <text:p/>
        </draw:line>
        <draw:frame draw:style-name="gr39" draw:text-style-name="P25" draw:layer="layout" svg:width="6.096cm" svg:height="0.725cm" svg:x="2.795cm" svg:y="13.967cm">
          <draw:text-box>
            <text:p><text:span text:style-name="T15">Devices listen on this topic</text:span></text:p>
          </draw:text-box>
        </draw:frame>
        <draw:rect draw:style-name="gr19" draw:text-style-name="P28" draw:layer="layout" svg:width="8.89cm" svg:height="3.048cm" svg:x="15.494cm" svg:y="2.794cm">
          <text:p text:style-name="P27"><text:span text:style-name="T10">All messages are QoS 0</text:span></text:p>
          <text:p text:style-name="P27"><text:span text:style-name="T10">No messages are retained</text:span></text:p>
          <text:p text:style-name="P27"><text:span text:style-name="T10">Devices will always use clean session.</text:span></text:p>
        </draw:rect>
        <presentation:notes draw:style-name="dp2" presentation:use-date-time-name="dtd1">
          <draw:page-thumbnail draw:style-name="gr1" draw:layer="layout" svg:width="12.7cm" svg:height="9.525cm" svg:x="3.175cm" svg:y="1.904cm" draw:page-number="6" presentation:class="page"/>
          <draw:frame presentation:style-name="pr6" draw:layer="layout" svg:width="15.24cm" svg:height="11.43cm" svg:x="1.905cm" svg:y="12.065cm" presentation:class="notes" presentation:placeholder="true">
            <draw:text-box/>
          </draw:frame>
        </presentation:notes>
      </draw:page>
      <draw:page draw:name="page7" draw:style-name="dp1" draw:master-page-name="messagesight" presentation:use-date-time-name="dtd1">
        <draw:custom-shape draw:name="Text Box 2" draw:style-name="gr40" draw:text-style-name="P16" draw:layer="layout" svg:width="17.774cm" svg:height="1.192cm" svg:x="0.763cm" svg:y="1.856cm">
          <text:list text:style-name="L1">
            <text:list-header>
              <text:p text:style-name="P10"><text:span text:style-name="T7">SVT Home Automation – Example Implementation</text:span></text:p>
            </text:list-header>
          </text:list>
          <draw:enhanced-geometry svg:viewBox="0 0 21600 21600" draw:type="mso-spt202" draw:enhanced-path="M 0 0 L 21600 0 21600 21600 0 21600 0 0 Z N"/>
        </draw:custom-shape>
        <draw:frame draw:style-name="gr41" draw:text-style-name="P30" draw:layer="layout" svg:width="13.354cm" svg:height="14.279cm" svg:x="1.451cm" svg:y="3.586cm">
          <draw:text-box>
            <text:p text:style-name="P29"><text:span text:style-name="T16">public</text:span><text:span text:style-name="T17"> </text:span><text:span text:style-name="T16">boolean</text:span><text:span text:style-name="T17"> processCommand(String topic, String command) {</text:span></text:p>
            <text:p text:style-name="P29"><text:span text:style-name="T17">SVTHome_CommandMessage replyEvent;</text:span></text:p>
            <text:p text:style-name="P29"><text:span text:style-name="T17">JSONObject cmdObj = (JSONObject) JSONValue.</text:span><text:span text:style-name="T18">parse</text:span><text:span text:style-name="T17">(command);</text:span></text:p>
            <text:p text:style-name="P29"><text:span text:style-name="T17">String replyTopic = (String) cmdObj.get(</text:span><text:span text:style-name="T19">"replyTopic"</text:span><text:span text:style-name="T17">);</text:span></text:p>
            <text:p text:style-name="P29"><text:span text:style-name="T17">String replyMsg = </text:span><text:span text:style-name="T16">new</text:span><text:span text:style-name="T17"> String();</text:span></text:p>
            <text:p text:style-name="P29"><text:span text:style-name="T17">String cmd = (String) cmdObj.get(</text:span><text:span text:style-name="T19">"command"</text:span><text:span text:style-name="T17">);</text:span></text:p>
            <text:p text:style-name="P29"><text:span text:style-name="T20">// process command</text:span></text:p>
            <text:p text:style-name="P29"><text:span text:style-name="T17">Integer newVal;</text:span></text:p>
            <text:p text:style-name="P29"><text:span text:style-name="T16">int</text:span><text:span text:style-name="T17"> setTo = 0;</text:span></text:p>
            <text:p text:style-name="P29"><text:span text:style-name="T16"><text:tab/></text:span><text:span text:style-name="T16">if</text:span><text:span text:style-name="T17"> (topic != </text:span><text:span text:style-name="T16">this</text:span><text:span text:style-name="T17">.</text:span><text:span text:style-name="T21">topic</text:span><text:span text:style-name="T17">) {</text:span></text:p>
            <text:p text:style-name="P29"><text:span text:style-name="T16"><text:tab/></text:span><text:span text:style-name="T16"><text:tab/></text:span><text:span text:style-name="T16">return</text:span><text:span text:style-name="T17"> </text:span><text:span text:style-name="T16">false</text:span><text:span text:style-name="T17">;</text:span></text:p>
            <text:p text:style-name="P29"><text:span text:style-name="T17"><text:tab/></text:span><text:span text:style-name="T17">}</text:span></text:p>
            <text:p text:style-name="P29"><text:span text:style-name="T16"><text:tab/></text:span><text:span text:style-name="T16">switch</text:span><text:span text:style-name="T17"> (cmd.toLowerCase()) {</text:span></text:p>
            <text:p text:style-name="P29"><text:span text:style-name="T16"><text:tab/></text:span><text:span text:style-name="T16">case</text:span><text:span text:style-name="T17"> </text:span><text:span text:style-name="T19">"set"</text:span><text:span text:style-name="T17">:</text:span></text:p>
            <text:p text:style-name="P29"><text:span text:style-name="T17"><text:tab/></text:span><text:span text:style-name="T17"><text:tab/></text:span><text:span text:style-name="T17">newVal = (Integer) cmdObj.get(</text:span><text:span text:style-name="T19">"value"</text:span><text:span text:style-name="T17">);</text:span></text:p>
            <text:p text:style-name="P29"><text:span text:style-name="T17"><text:tab/></text:span><text:span text:style-name="T17"><text:tab/></text:span><text:span text:style-name="T17">setTo = newVal.intValue();</text:span></text:p>
            <text:p text:style-name="P29"><text:span text:style-name="T17"><text:tab/></text:span><text:span text:style-name="T17"><text:tab/></text:span><text:span text:style-name="T17">setCurrentValue(setTo);</text:span></text:p>
            <text:p text:style-name="P29"><text:span text:style-name="T17"><text:tab/></text:span><text:span text:style-name="T17"><text:tab/></text:span><text:span text:style-name="T17">replyMsg = </text:span><text:span text:style-name="T19">"Command "</text:span><text:span text:style-name="T17"> + cmd +</text:span><text:span text:style-name="T19">" set value = "</text:span><text:span text:style-name="T17">+setTo;</text:span></text:p>
            <text:p text:style-name="P29"><text:span text:style-name="T16"><text:tab/></text:span><text:span text:style-name="T16">break</text:span><text:span text:style-name="T17">;</text:span></text:p>
            <text:p text:style-name="P29"><text:span text:style-name="T16"><text:tab/></text:span><text:span text:style-name="T16">case</text:span><text:span text:style-name="T17"> </text:span><text:span text:style-name="T19">"down"</text:span><text:span text:style-name="T17">:</text:span></text:p>
            <text:p text:style-name="P29"><text:span text:style-name="T17"><text:tab/></text:span><text:span text:style-name="T17"><text:tab/></text:span><text:span text:style-name="T17">newVal = (Integer) cmdObj.get(</text:span><text:span text:style-name="T19">"value"</text:span><text:span text:style-name="T17">);</text:span></text:p>
            <text:p text:style-name="P29"><text:span text:style-name="T17"><text:tab/></text:span><text:span text:style-name="T17"><text:tab/></text:span><text:span text:style-name="T17">setTo = ((Integer) getCurrentValue()).intValue()</text:span></text:p>
            <text:p text:style-name="P29"><text:span text:style-name="T17"><text:tab/></text:span><text:span text:style-name="T17"><text:tab/></text:span><text:span text:style-name="T17"><text:tab/></text:span><text:span text:style-name="T17">- newVal.intValue();</text:span></text:p>
            <text:p text:style-name="P29"><text:span text:style-name="T17"><text:tab/></text:span><text:span text:style-name="T17"><text:tab/></text:span><text:span text:style-name="T17">setCurrentValue(setTo);</text:span></text:p>
            <text:p text:style-name="P29"><text:span text:style-name="T17"><text:tab/></text:span><text:span text:style-name="T17"><text:tab/></text:span><text:span text:style-name="T17">replyMsg = </text:span><text:span text:style-name="T19">"Command "</text:span><text:span text:style-name="T17"> + cmd +</text:span><text:span text:style-name="T19">" set value = "</text:span><text:span text:style-name="T17">+setTo;</text:span></text:p>
            <text:p text:style-name="P29"><text:span text:style-name="T16"><text:tab/></text:span><text:span text:style-name="T16">break</text:span><text:span text:style-name="T17">;</text:span></text:p>
            <text:p text:style-name="P29"><text:span text:style-name="T16"><text:tab/></text:span><text:span text:style-name="T16">case</text:span><text:span text:style-name="T17"> </text:span><text:span text:style-name="T19">"up"</text:span><text:span text:style-name="T17">:</text:span></text:p>
            <text:p text:style-name="P29"><text:span text:style-name="T17"><text:tab/></text:span><text:span text:style-name="T17"><text:tab/></text:span><text:span text:style-name="T17">newVal = (Integer) cmdObj.get(</text:span><text:span text:style-name="T19">"value"</text:span><text:span text:style-name="T17">);</text:span></text:p>
            <text:p text:style-name="P29"><text:span text:style-name="T17"><text:tab/></text:span><text:span text:style-name="T17"><text:tab/></text:span><text:span text:style-name="T17">setTo = ((Integer) getCurrentValue()).intValue()</text:span></text:p>
            <text:p text:style-name="P29"><text:span text:style-name="T17"><text:tab/></text:span><text:span text:style-name="T17"><text:tab/></text:span><text:span text:style-name="T17"><text:tab/></text:span><text:span text:style-name="T17">+ newVal.intValue();</text:span></text:p>
            <text:p text:style-name="P29"><text:span text:style-name="T17"><text:tab/></text:span><text:span text:style-name="T17"><text:tab/></text:span><text:span text:style-name="T17">setCurrentValue(setTo);</text:span></text:p>
            <text:p text:style-name="P29"><text:span text:style-name="T17"><text:tab/></text:span><text:span text:style-name="T17"><text:tab/></text:span><text:span text:style-name="T17">replyMsg = </text:span><text:span text:style-name="T19">"Command "</text:span><text:span text:style-name="T17"> + cmd +</text:span><text:span text:style-name="T19">" set value = "</text:span><text:span text:style-name="T17">+setTo;</text:span></text:p>
            <text:p text:style-name="P29"><text:span text:style-name="T16"><text:tab/></text:span><text:span text:style-name="T16">break</text:span><text:span text:style-name="T17">;</text:span></text:p>
            <text:p text:style-name="P29"><text:span text:style-name="T17"><text:tab/></text:span><text:span text:style-name="T17">}</text:span></text:p>
            <text:p text:style-name="P29"><text:span text:style-name="T17"><text:tab/></text:span><text:span text:style-name="T17">replyEvent = </text:span><text:span text:style-name="T16">new</text:span><text:span text:style-name="T17"> SVTHome_CommandMessage(</text:span><text:span text:style-name="T19">"reply"</text:span><text:span text:style-name="T17">, </text:span><text:span text:style-name="T21">custId</text:span><text:span text:style-name="T17">, </text:span><text:span text:style-name="T21">deviceId</text:span><text:span text:style-name="T17">,</text:span></text:p>
            <text:p text:style-name="P29"><text:span text:style-name="T21"><text:tab/></text:span><text:span text:style-name="T21"><text:tab/></text:span><text:span text:style-name="T21">deviceType</text:span><text:span text:style-name="T17">);</text:span></text:p>
            <text:p text:style-name="P29"><text:span text:style-name="T17"><text:tab/></text:span><text:span text:style-name="T17">replyEvent.</text:span><text:span text:style-name="T21">message</text:span><text:span text:style-name="T17"> = replyMsg;</text:span></text:p>
            <text:p text:style-name="P29"><text:span text:style-name="T17"><text:tab/></text:span><text:span text:style-name="T17">replyEvent.</text:span><text:span text:style-name="T21">requestTopic</text:span><text:span text:style-name="T17"> = replyTopic;</text:span></text:p>
            <text:p text:style-name="P29"><text:span text:style-name="T17"><text:tab/></text:span><text:span text:style-name="T17">replyEvent.</text:span><text:span text:style-name="T21">replyTopic</text:span><text:span text:style-name="T17"> = </text:span><text:span text:style-name="T16">null</text:span><text:span text:style-name="T17">;</text:span></text:p>
            <text:p text:style-name="P29"><text:span text:style-name="T21"><text:tab/></text:span><text:span text:style-name="T21">transportThread</text:span><text:span text:style-name="T17">.sendEvent(replyEvent);</text:span></text:p>
            <text:p text:style-name="P29"><text:span text:style-name="T16">return</text:span><text:span text:style-name="T17"> </text:span><text:span text:style-name="T16">true</text:span><text:span text:style-name="T17">;</text:span></text:p>
            <text:p text:style-name="P29"><text:span text:style-name="T17">}</text:span></text:p>
          </draw:text-box>
        </draw:frame>
        <draw:frame draw:style-name="gr42" draw:text-style-name="P31" draw:layer="layout" svg:width="9.407cm" svg:height="6.006cm" svg:x="14.415cm" svg:y="3.586cm">
          <draw:text-box>
            <text:p text:style-name="P29"><text:span text:style-name="T22">public</text:span><text:span text:style-name="T23"> Object getCurrentValue() {</text:span></text:p>
            <text:p text:style-name="P29"><text:span text:style-name="T22"><text:tab/></text:span><text:span text:style-name="T22">if</text:span><text:span text:style-name="T23"> (</text:span><text:span text:style-name="T24">init</text:span><text:span text:style-name="T23">) {</text:span></text:p>
            <text:p text:style-name="P29"><text:span text:style-name="T23"><text:tab/></text:span><text:span text:style-name="T23"><text:tab/></text:span><text:span text:style-name="T23">setCurrentValue(</text:span><text:span text:style-name="T24">randGen</text:span><text:span text:style-name="T23">.nextInt(100));</text:span></text:p>
            <text:p text:style-name="P29"><text:span text:style-name="T24"><text:tab/></text:span><text:span text:style-name="T24"><text:tab/></text:span><text:span text:style-name="T24">init</text:span><text:span text:style-name="T23"> = </text:span><text:span text:style-name="T22">false</text:span><text:span text:style-name="T23">;</text:span></text:p>
            <text:p text:style-name="P29"><text:span text:style-name="T23"><text:tab/></text:span><text:span text:style-name="T23">} </text:span><text:span text:style-name="T22">else</text:span><text:span text:style-name="T23"> {</text:span></text:p>
            <text:p text:style-name="P29"><text:span text:style-name="T22"><text:tab/></text:span><text:span text:style-name="T22"><text:tab/></text:span><text:span text:style-name="T22">if</text:span><text:span text:style-name="T23"> (</text:span><text:span text:style-name="T24">randGen</text:span><text:span text:style-name="T23">.nextBoolean()) {</text:span></text:p>
            <text:p text:style-name="P29"><text:span text:style-name="T23"><text:tab/></text:span><text:span text:style-name="T23"><text:tab/></text:span><text:span text:style-name="T23">setCurrentValue(</text:span><text:span text:style-name="T24">currentValue</text:span><text:span text:style-name="T23"> + </text:span><text:span text:style-name="T23"><text:tab/></text:span></text:p>
            <text:p text:style-name="P29"><text:span text:style-name="T23"><text:tab/></text:span><text:span text:style-name="T23"><text:tab/></text:span><text:span text:style-name="T23"><text:tab/></text:span><text:span text:style-name="T24">randGen</text:span><text:span text:style-name="T23">.nextInt(3));</text:span></text:p>
            <text:p text:style-name="P29"><text:span text:style-name="T23"><text:tab/></text:span><text:span text:style-name="T23"><text:tab/></text:span><text:span text:style-name="T23">} </text:span><text:span text:style-name="T22">else</text:span><text:span text:style-name="T23"> {</text:span></text:p>
            <text:p text:style-name="P29"><text:span text:style-name="T23"><text:tab/></text:span><text:span text:style-name="T23"><text:tab/></text:span><text:span text:style-name="T23">setCurrentValue(</text:span><text:span text:style-name="T24">currentValue</text:span><text:span text:style-name="T23"> - </text:span></text:p>
            <text:p text:style-name="P29"><text:span text:style-name="T23"><text:tab/></text:span><text:span text:style-name="T23"><text:tab/></text:span><text:span text:style-name="T23"><text:tab/></text:span><text:span text:style-name="T24">randGen</text:span><text:span text:style-name="T23">.nextInt(3));</text:span></text:p>
            <text:p text:style-name="P29"><text:span text:style-name="T23"><text:tab/></text:span><text:span text:style-name="T23"><text:tab/></text:span><text:span text:style-name="T23">}</text:span></text:p>
            <text:p text:style-name="P29"><text:span text:style-name="T25"><text:tab/></text:span><text:span text:style-name="T25">}</text:span></text:p>
            <text:p text:style-name="P29"><text:span text:style-name="T22"><text:tab/></text:span><text:span text:style-name="T22">return</text:span><text:span text:style-name="T23"> </text:span><text:span text:style-name="T24">currentValue</text:span><text:span text:style-name="T23">;</text:span></text:p>
            <text:p text:style-name="P29"><text:span text:style-name="T23">}</text:span></text:p>
          </draw:text-box>
        </draw:frame>
        <presentation:notes draw:style-name="dp2" presentation:use-date-time-name="dtd1">
          <draw:page-thumbnail draw:style-name="gr1" draw:layer="layout" svg:width="12.7cm" svg:height="9.525cm" svg:x="3.175cm" svg:y="1.904cm" draw:page-number="7" presentation:class="page"/>
          <draw:frame presentation:style-name="pr6" draw:layer="layout" svg:width="15.24cm" svg:height="11.43cm" svg:x="1.905cm" svg:y="12.065cm" presentation:class="notes" presentation:placeholder="true">
            <draw:text-box/>
          </draw:frame>
        </presentation:notes>
      </draw:page>
      <draw:page draw:name="page8" draw:style-name="dp1" draw:master-page-name="messagesight" presentation:use-date-time-name="dtd1">
        <draw:frame draw:style-name="gr43" draw:text-style-name="P32" draw:layer="layout" svg:width="9.652cm" svg:height="3.405cm" svg:x="7.874cm" svg:y="7.823cm">
          <draw:text-box>
            <text:p text:style-name="P12"><text:span text:style-name="T26">Demo</text:span></text:p>
          </draw:text-box>
        </draw:frame>
        <presentation:notes draw:style-name="dp2" presentation:use-date-time-name="dtd1">
          <draw:page-thumbnail draw:style-name="gr1" draw:layer="layout" svg:width="12.7cm" svg:height="9.525cm" svg:x="3.175cm" svg:y="1.904cm" draw:page-number="8" presentation:class="page"/>
          <draw:frame presentation:style-name="pr6" draw:layer="layout" svg:width="15.24cm" svg:height="11.43cm" svg:x="1.905cm" svg:y="12.065cm" presentation:class="notes" presentation:placeholder="true">
            <draw:text-box/>
          </draw:frame>
        </presentation:notes>
      </draw:page>
      <draw:page draw:name="page9" draw:style-name="dp1" draw:master-page-name="messagesight" presentation:use-date-time-name="dtd1">
        <draw:frame draw:style-name="gr44" draw:text-style-name="P32" draw:layer="layout" svg:width="9.652cm" svg:height="6.559cm" svg:x="7.874cm" svg:y="6.246cm">
          <draw:text-box>
            <text:p text:style-name="P12"><text:span text:style-name="T26">Thank You!</text:span></text:p>
          </draw:text-box>
        </draw:frame>
        <presentation:notes draw:style-name="dp2" presentation:use-date-time-name="dtd1">
          <draw:page-thumbnail draw:style-name="gr1" draw:layer="layout" svg:width="12.7cm" svg:height="9.525cm" svg:x="3.175cm" svg:y="1.904cm" draw:page-number="9" presentation:class="page"/>
          <draw:frame presentation:style-name="pr6" draw:text-style-name="P15" draw:layer="layout" svg:width="15.24cm" svg:height="11.43cm" svg:x="1.905cm" svg:y="12.065cm" presentation:class="notes" presentation:placeholder="true">
            <draw:text-box/>
          </draw:frame>
        </presentation:notes>
      </draw:page>
      <draw:page draw:name="page10" draw:style-name="dp4" draw:master-page-name="messagesight" presentation:use-date-time-name="dtd1">
        <draw:custom-shape draw:name="Text Box 2" draw:style-name="gr45" draw:text-style-name="P11" draw:layer="layout" svg:width="15.666cm" svg:height="1.192cm" svg:x="0.423cm" svg:y="1.792cm">
          <text:list text:style-name="L1">
            <text:list-header>
              <text:p text:style-name="P10"><text:span text:style-name="T7">SVT Home Automation Implementation Plan</text:span></text:p>
            </text:list-header>
          </text:list>
          <draw:enhanced-geometry svg:viewBox="0 0 21600 21600" draw:type="mso-spt202" draw:enhanced-path="M 0 0 L 21600 0 21600 21600 0 21600 0 0 Z N"/>
        </draw:custom-shape>
        <draw:custom-shape draw:name="TextBox 64" draw:style-name="gr9" draw:text-style-name="P34" draw:layer="layout" svg:width="24.236cm" svg:height="8.72cm" svg:x="0.423cm" svg:y="2.996cm">
          <text:list text:style-name="L2">
            <text:list-item>
              <text:p text:style-name="P10"><text:span text:style-name="T27">Staged Implementation</text:span></text:p>
              <text:p text:style-name="P10"><text:span text:style-name="T28"/></text:p>
            </text:list-item>
          </text:list>
          <text:list text:style-name="L5">
            <text:list-item>
              <text:p text:style-name="P10"><text:span text:style-name="T29">Refactor Automotive Telematics</text:span></text:p>
            </text:list-item>
          </text:list>
          <text:list text:style-name="L6">
            <text:list-item>
              <text:list>
                <text:list-header>
                  <text:p text:style-name="P33"><text:span text:style-name="T30">Goals</text:span><text:span text:style-name="T31">:</text:span></text:p>
                </text:list-header>
              </text:list>
            </text:list-item>
          </text:list>
          <text:list text:style-name="L5">
            <text:list-item>
              <text:list>
                <text:list-item>
                  <text:p text:style-name="P33"><text:span text:style-name="T31">Create an overall class model to drive scenario components and control component interactions</text:span></text:p>
                </text:list-item>
                <text:list-item>
                  <text:p text:style-name="P33"><text:span text:style-name="T31">Isolate scenario components and logic from scalability and connectivity components</text:span></text:p>
                </text:list-item>
              </text:list>
            </text:list-item>
          </text:list>
          <text:list text:style-name="L2">
            <text:list-header>
              <text:p text:style-name="P10"><text:span text:style-name="T32"/></text:p>
            </text:list-header>
          </text:list>
          <text:list text:style-name="L5">
            <text:list-item>
              <text:p text:style-name="P10"><text:span text:style-name="T29">Use Framework to Implement Components </text:span></text:p>
            </text:list-item>
          </text:list>
          <text:list text:style-name="L6">
            <text:list-item>
              <text:list>
                <text:list-header>
                  <text:p text:style-name="P33"><text:span text:style-name="T30">Sensor</text:span><text:span text:style-name="T31">: <text:s/></text:span></text:p>
                </text:list-header>
              </text:list>
            </text:list-item>
          </text:list>
          <text:list text:style-name="L5">
            <text:list-item>
              <text:list>
                <text:list-item>
                  <text:p text:style-name="P33"><text:span text:style-name="T31">Sensor component mainly produces data at regular intervals </text:span></text:p>
                </text:list-item>
                <text:list-item>
                  <text:p text:style-name="P33"><text:span text:style-name="T31">Data is emitted by having the transport thread fetch the current value of the device from </text:span></text:p>
                </text:list-item>
              </text:list>
            </text:list-item>
          </text:list>
          <text:list text:style-name="L6">
            <text:list-item>
              <text:list>
                <text:list-header>
                  <text:p text:style-name="P33"><text:span text:style-name="T30">Control</text:span><text:span text:style-name="T31">:</text:span></text:p>
                </text:list-header>
              </text:list>
            </text:list-item>
          </text:list>
          <text:list text:style-name="L5">
            <text:list-item>
              <text:list>
                <text:list-item>
                  <text:p text:style-name="P33"><text:span text:style-name="T31">D to attend scrums/talk to developers (hill lead needs to ensure communication with ID)</text:span></text:p>
                </text:list-item>
              </text:list>
            </text:list-item>
          </text:list>
          <text:list text:style-name="L2">
            <text:list-header>
              <text:p text:style-name="P10"><text:span text:style-name="T33"/></text:p>
            </text:list-header>
          </text:list>
          <draw:enhanced-geometry svg:viewBox="0 0 21600 21600" draw:type="mso-spt202" draw:enhanced-path="M 0 0 L 21600 0 21600 21600 0 21600 0 0 Z N"/>
        </draw:custom-shape>
        <presentation:notes draw:style-name="dp2" presentation:use-date-time-name="dtd1">
          <draw:page-thumbnail draw:style-name="gr1" draw:layer="layout" svg:width="12.7cm" svg:height="9.525cm" svg:x="3.175cm" svg:y="1.904cm" draw:page-number="10" presentation:class="page"/>
          <draw:frame presentation:style-name="pr7" draw:text-style-name="P15"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ssagesight-background" style:family="presentation">
      <style:graphic-properties draw:stroke="none" draw:fill="solid" draw:fill-color="#ffffff" draw:textarea-horizontal-align="center" draw:textarea-vertical-align="middle" draw:shadow-color="#808080"/>
      <style:paragraph-properties fo:text-align="center"/>
    </style:style>
    <style:style style:name="messagesight-backgroundobjects" style:family="presentation">
      <style:graphic-properties draw:textarea-horizontal-align="justify" draw:shadow="hidden" draw:shadow-offset-x="0.2cm" draw:shadow-offset-y="0.2cm" draw:shadow-color="#808080">
        <text:list-style style:name="messagesigh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MS PGothic'" style:font-family-generic-asian="swiss" style:font-pitch-asian="variable" style:font-size-asian="18pt" style:font-style-asian="normal" style:font-weight-asian="normal" style:font-family-complex="'MS PGothic'" style:font-family-generic-complex="swiss" style:font-pitch-complex="variable" style:font-size-complex="18pt" style:font-style-complex="normal" style:font-weight-complex="normal" style:font-relief="none"/>
    </style:style>
    <style:style style:name="messagesight-notes" style:family="presentation">
      <style:graphic-properties draw:stroke="none" draw:fill="none">
        <text:list-style style:name="messagesigh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messagesight-outline1" style:family="presentation">
      <style:graphic-properties draw:stroke="none" draw:fill="none" draw:textarea-horizontal-align="left" draw:textarea-vertical-align="top" fo:padding-top="0.13cm" fo:padding-bottom="0.13cm" fo:padding-left="0cm" fo:padding-right="0.25cm">
        <text:list-style style:name="messagesight-outline1">
          <text:list-level-style-bullet text:level="1" text:bullet-char="">
            <style:list-level-properties text:min-label-width="0.489cm"/>
            <style:text-properties fo:font-family="Wingdings" style:font-pitch="variable" style:font-charset="x-symbol" fo:color="#000000" fo:font-size="100%"/>
          </text:list-level-style-bullet>
          <text:list-level-style-bullet text:level="2" text:bullet-char="">
            <style:list-level-properties text:space-before="0.806cm" text:min-label-width="0.627cm"/>
            <style:text-properties fo:font-family="Symbol" style:font-family-generic="roman" style:font-pitch="variable" style:font-charset="x-symbol" fo:color="#000000" fo:font-size="100%"/>
          </text:list-level-style-bullet>
          <text:list-level-style-bullet text:level="3" text:bullet-char="•">
            <style:list-level-properties text:space-before="1.759cm" text:min-label-width="0.476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05cm"/>
          <style:tab-stop style:position="4.59cm"/>
          <style:tab-stop style:position="7.13cm"/>
          <style:tab-stop style:position="9.67cm"/>
          <style:tab-stop style:position="12.21cm"/>
          <style:tab-stop style:position="14.75cm"/>
          <style:tab-stop style:position="17.29cm"/>
          <style:tab-stop style:position="19.83cm"/>
          <style:tab-stop style:position="22.37cm"/>
          <style:tab-stop style:position="24.91cm"/>
          <style:tab-stop style:position="27.45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messagesight-outline2" style:family="presentation" style:parent-style-name="messagesight-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 style:position="26.506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ヒラギノ角ゴ Pro W3'" style:font-pitch-asian="variable" style:font-size-asian="16pt" style:font-style-asian="normal" style:font-weight-asian="normal" style:font-family-complex="'ヒラギノ角ゴ Pro W3'" style:font-pitch-complex="variable" style:font-size-complex="16pt" style:font-style-complex="normal" style:font-weight-complex="normal" style:font-relief="none"/>
    </style:style>
    <style:style style:name="messagesight-outline3" style:family="presentation" style:parent-style-name="messagesight-outline2">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ヒラギノ角ゴ Pro W3'" style:font-pitch-asian="variable" style:font-size-asian="14pt" style:font-style-asian="normal" style:font-weight-asian="normal" style:font-family-complex="'ヒラギノ角ゴ Pro W3'" style:font-pitch-complex="variable" style:font-size-complex="14pt" style:font-style-complex="normal" style:font-weight-complex="normal" style:font-relief="none"/>
    </style:style>
    <style:style style:name="messagesight-outline4" style:family="presentation" style:parent-style-name="messagesight-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ヒラギノ角ゴ Pro W3'" style:font-pitch-asian="variable" style:font-size-asian="14pt" style:font-style-asian="normal" style:font-weight-asian="normal" style:font-family-complex="'ヒラギノ角ゴ Pro W3'" style:font-pitch-complex="variable" style:font-size-complex="14pt" style:font-style-complex="normal" style:font-weight-complex="normal" style:font-relief="none"/>
    </style:style>
    <style:style style:name="messagesight-outline5" style:family="presentation" style:parent-style-name="messagesight-outline4">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outline6" style:family="presentation" style:parent-style-name="messagesight-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outline7" style:family="presentation" style:parent-style-name="messagesight-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outline8" style:family="presentation" style:parent-style-name="messagesight-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outline9" style:family="presentation" style:parent-style-name="messagesight-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subtitle" style:family="presentation">
      <style:graphic-properties draw:stroke="none" draw:fill="none" draw:textarea-vertical-align="middle">
        <text:list-style style:name="messagesight-subtitle">
          <text:list-level-style-number text:level="1" style:num-format="">
            <style:list-level-properties/>
            <style:text-properties fo:color="#000000" fo:font-size="100%"/>
          </text:list-level-style-number>
          <text:list-level-style-bullet text:level="2" text:bullet-char="">
            <style:list-level-properties text:space-before="0.806cm"/>
            <style:text-properties fo:font-family="Symbol" style:font-family-generic="roman" style:font-pitch="variable" style:font-charset="x-symbol" fo:color="#000000" fo:font-size="100%"/>
          </text:list-level-style-bullet>
          <text:list-level-style-bullet text:level="3" text:bullet-char="•">
            <style:list-level-properties text:space-before="1.759cm"/>
            <style:text-properties fo:font-family="Arial" style:font-family-generic="swiss" style:font-pitch="variable" fo:color="#000000" fo:font-size="100%"/>
          </text:list-level-style-bullet>
          <text:list-level-style-bullet text:level="4" text:bullet-char="•">
            <style:list-level-properties text:space-before="3.483cm"/>
            <style:text-properties fo:font-family="Arial" style:font-family-generic="swiss" style:font-pitch="variable" fo:color="#000000" fo:font-size="100%"/>
          </text:list-level-style-bullet>
          <text:list-level-style-bullet text:level="5" text:bullet-char="»">
            <style:list-level-properties text:space-before="4.753cm"/>
            <style:text-properties fo:font-family="Arial" style:font-family-generic="swiss" style:font-pitch="variable" fo:color="#000000" fo:font-size="100%"/>
          </text:list-level-style-bullet>
          <text:list-level-style-bullet text:level="6" text:bullet-char="»">
            <style:list-level-properties text:space-before="4.753cm"/>
            <style:text-properties fo:font-family="Arial" style:font-family-generic="swiss" style:font-pitch="variable" fo:color="#000000" fo:font-size="100%"/>
          </text:list-level-style-bullet>
          <text:list-level-style-bullet text:level="7" text:bullet-char="»">
            <style:list-level-properties text:space-before="4.753cm"/>
            <style:text-properties fo:font-family="Arial" style:font-family-generic="swiss" style:font-pitch="variable" fo:color="#000000" fo:font-size="100%"/>
          </text:list-level-style-bullet>
          <text:list-level-style-bullet text:level="8" text:bullet-char="»">
            <style:list-level-properties text:space-before="4.753cm"/>
            <style:text-properties fo:font-family="Arial" style:font-family-generic="swiss" style:font-pitch="variable" fo:color="#000000" fo:font-size="100%"/>
          </text:list-level-style-bullet>
          <text:list-level-style-bullet text:level="9" text:bullet-char="»">
            <style:list-level-properties text:space-before="4.753cm"/>
            <style:text-properties fo:font-family="Arial" style:font-family-generic="swiss" style:font-pitch="variable" fo:color="#000000" fo:font-size="100%"/>
          </text:list-level-style-bullet>
          <text:list-level-style-bullet text:level="10" text:bullet-char="»">
            <style:list-level-properties text:space-before="4.753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messagesight-title" style:family="presentation">
      <style:graphic-properties draw:stroke="none" draw:fill="none" draw:textarea-horizontal-align="left" draw:textarea-vertical-align="top" fo:padding-top="0.13cm" fo:padding-bottom="0.13cm" fo:padding-left="0cm" fo:padding-right="0.25cm">
        <text:list-style style:name="messagesight-title">
          <text:list-level-style-number text:level="1" style:num-format="">
            <style:list-level-properties/>
            <style:text-properties fo:color="#008a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abf" style:text-outline="false" style:text-line-through-style="none" style:text-position="0% 100%" fo:font-family="Arial" style:font-family-generic="swiss" style:font-pitch="variable" fo:font-size="22pt" fo:font-style="normal" fo:text-shadow="none" style:text-underline-style="none" fo:font-weight="normal" style:font-family-asian="'ヒラギノ角ゴ Pro W3'" style:font-pitch-asian="variable" style:font-size-asian="22pt" style:font-style-asian="normal" style:font-weight-asian="normal" style:font-family-complex="'ヒラギノ角ゴ Pro W3'" style:font-pitch-complex="variable" style:font-size-complex="22pt" style:font-style-complex="normal" style:font-weight-complex="normal" style:text-emphasize="none" style:font-relief="none" style:text-overline-style="none" style:text-overline-color="font-color"/>
    </style:style>
    <style:style style:name="messagesight1-background" style:family="presentation">
      <style:graphic-properties draw:stroke="none" draw:fill="solid" draw:fill-color="#ffffff" draw:textarea-horizontal-align="center" draw:textarea-vertical-align="middle" draw:shadow-color="#808080"/>
      <style:paragraph-properties fo:text-align="center"/>
    </style:style>
    <style:style style:name="messagesight1-backgroundobjects" style:family="presentation">
      <style:graphic-properties draw:textarea-horizontal-align="justify" draw:shadow="hidden" draw:shadow-offset-x="0.2cm" draw:shadow-offset-y="0.2cm" draw:shadow-color="#808080"/>
      <style:text-properties style:letter-kerning="true"/>
    </style:style>
    <style:style style:name="messagesight1-notes" style:family="presentation">
      <style:graphic-properties draw:stroke="none" draw:fill="none">
        <text:list-style style:name="messagesight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MS PGothic'" style:font-family-generic-asian="swiss" style:font-pitch-asian="variable" style:font-size-asian="12pt" style:font-style-asian="normal" style:font-weight-asian="normal"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messagesight1-outline1" style:family="presentation">
      <style:graphic-properties draw:stroke="none" draw:fill="none" draw:textarea-horizontal-align="left" draw:textarea-vertical-align="top" fo:padding-top="0.13cm" fo:padding-bottom="0.13cm" fo:padding-left="0cm" fo:padding-right="0.25cm">
        <text:list-style style:name="messagesight1-outline1">
          <text:list-level-style-bullet text:level="1" text:bullet-char="">
            <style:list-level-properties text:min-label-width="0.489cm"/>
            <style:text-properties fo:font-family="Wingdings" style:font-pitch="variable" style:font-charset="x-symbol" fo:color="#000000" fo:font-size="100%"/>
          </text:list-level-style-bullet>
          <text:list-level-style-bullet text:level="2" text:bullet-char="">
            <style:list-level-properties text:space-before="0.806cm" text:min-label-width="0.627cm"/>
            <style:text-properties fo:font-family="Symbol" style:font-family-generic="roman" style:font-pitch="variable" style:font-charset="x-symbol" fo:color="#000000" fo:font-size="100%"/>
          </text:list-level-style-bullet>
          <text:list-level-style-bullet text:level="3" text:bullet-char="•">
            <style:list-level-properties text:space-before="1.759cm" text:min-label-width="0.476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05cm"/>
          <style:tab-stop style:position="4.59cm"/>
          <style:tab-stop style:position="7.13cm"/>
          <style:tab-stop style:position="9.67cm"/>
          <style:tab-stop style:position="12.21cm"/>
          <style:tab-stop style:position="14.75cm"/>
          <style:tab-stop style:position="17.29cm"/>
          <style:tab-stop style:position="19.83cm"/>
          <style:tab-stop style:position="22.37cm"/>
          <style:tab-stop style:position="24.91cm"/>
          <style:tab-stop style:position="27.45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messagesight1-outline2" style:family="presentation" style:parent-style-name="messagesight1-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 style:position="26.506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ヒラギノ角ゴ Pro W3'" style:font-pitch-asian="variable" style:font-size-asian="16pt" style:font-style-asian="normal" style:font-weight-asian="normal" style:font-family-complex="'ヒラギノ角ゴ Pro W3'" style:font-pitch-complex="variable" style:font-size-complex="16pt" style:font-style-complex="normal" style:font-weight-complex="normal" style:font-relief="none"/>
    </style:style>
    <style:style style:name="messagesight1-outline3" style:family="presentation" style:parent-style-name="messagesight1-outline2">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ヒラギノ角ゴ Pro W3'" style:font-pitch-asian="variable" style:font-size-asian="14pt" style:font-style-asian="normal" style:font-weight-asian="normal" style:font-family-complex="'ヒラギノ角ゴ Pro W3'" style:font-pitch-complex="variable" style:font-size-complex="14pt" style:font-style-complex="normal" style:font-weight-complex="normal" style:font-relief="none"/>
    </style:style>
    <style:style style:name="messagesight1-outline4" style:family="presentation" style:parent-style-name="messagesight1-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ヒラギノ角ゴ Pro W3'" style:font-pitch-asian="variable" style:font-size-asian="14pt" style:font-style-asian="normal" style:font-weight-asian="normal" style:font-family-complex="'ヒラギノ角ゴ Pro W3'" style:font-pitch-complex="variable" style:font-size-complex="14pt" style:font-style-complex="normal" style:font-weight-complex="normal" style:font-relief="none"/>
    </style:style>
    <style:style style:name="messagesight1-outline5" style:family="presentation" style:parent-style-name="messagesight1-outline4">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1-outline6" style:family="presentation" style:parent-style-name="messagesight1-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1-outline7" style:family="presentation" style:parent-style-name="messagesight1-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1-outline8" style:family="presentation" style:parent-style-name="messagesight1-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1-outline9" style:family="presentation" style:parent-style-name="messagesight1-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font-relief="none"/>
    </style:style>
    <style:style style:name="messagesight1-subtitle" style:family="presentation">
      <style:graphic-properties draw:stroke="none" draw:fill="none" draw:textarea-vertical-align="middle">
        <text:list-style style:name="messagesight1-subtitle">
          <text:list-level-style-number text:level="1" style:num-format="">
            <style:list-level-properties/>
            <style:text-properties fo:color="#000000" fo:font-size="100%"/>
          </text:list-level-style-number>
          <text:list-level-style-bullet text:level="2" text:bullet-char="">
            <style:list-level-properties text:space-before="0.806cm"/>
            <style:text-properties fo:font-family="Symbol" style:font-family-generic="roman" style:font-pitch="variable" style:font-charset="x-symbol" fo:color="#000000" fo:font-size="100%"/>
          </text:list-level-style-bullet>
          <text:list-level-style-bullet text:level="3" text:bullet-char="•">
            <style:list-level-properties text:space-before="1.759cm"/>
            <style:text-properties fo:font-family="Arial" style:font-family-generic="swiss" style:font-pitch="variable" fo:color="#000000" fo:font-size="100%"/>
          </text:list-level-style-bullet>
          <text:list-level-style-bullet text:level="4" text:bullet-char="•">
            <style:list-level-properties text:space-before="3.483cm"/>
            <style:text-properties fo:font-family="Arial" style:font-family-generic="swiss" style:font-pitch="variable" fo:color="#000000" fo:font-size="100%"/>
          </text:list-level-style-bullet>
          <text:list-level-style-bullet text:level="5" text:bullet-char="»">
            <style:list-level-properties text:space-before="4.753cm"/>
            <style:text-properties fo:font-family="Arial" style:font-family-generic="swiss" style:font-pitch="variable" fo:color="#000000" fo:font-size="100%"/>
          </text:list-level-style-bullet>
          <text:list-level-style-bullet text:level="6" text:bullet-char="»">
            <style:list-level-properties text:space-before="4.753cm"/>
            <style:text-properties fo:font-family="Arial" style:font-family-generic="swiss" style:font-pitch="variable" fo:color="#000000" fo:font-size="100%"/>
          </text:list-level-style-bullet>
          <text:list-level-style-bullet text:level="7" text:bullet-char="»">
            <style:list-level-properties text:space-before="4.753cm"/>
            <style:text-properties fo:font-family="Arial" style:font-family-generic="swiss" style:font-pitch="variable" fo:color="#000000" fo:font-size="100%"/>
          </text:list-level-style-bullet>
          <text:list-level-style-bullet text:level="8" text:bullet-char="»">
            <style:list-level-properties text:space-before="4.753cm"/>
            <style:text-properties fo:font-family="Arial" style:font-family-generic="swiss" style:font-pitch="variable" fo:color="#000000" fo:font-size="100%"/>
          </text:list-level-style-bullet>
          <text:list-level-style-bullet text:level="9" text:bullet-char="»">
            <style:list-level-properties text:space-before="4.753cm"/>
            <style:text-properties fo:font-family="Arial" style:font-family-generic="swiss" style:font-pitch="variable" fo:color="#000000" fo:font-size="100%"/>
          </text:list-level-style-bullet>
          <text:list-level-style-bullet text:level="10" text:bullet-char="»">
            <style:list-level-properties text:space-before="4.753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text-overline-style="none" style:text-overline-color="font-color"/>
    </style:style>
    <style:style style:name="messagesight1-title" style:family="presentation">
      <style:graphic-properties draw:stroke="none" draw:fill="none" draw:textarea-horizontal-align="left" draw:textarea-vertical-align="top" fo:padding-top="0.13cm" fo:padding-bottom="0.13cm" fo:padding-left="0cm" fo:padding-right="0.25cm">
        <text:list-style style:name="messagesight1-title">
          <text:list-level-style-number text:level="1" style:num-format="">
            <style:list-level-properties/>
            <style:text-properties fo:color="#008a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abf" style:text-outline="false" style:text-line-through-style="none" style:text-position="0% 100%" fo:font-family="Arial" style:font-family-generic="swiss" style:font-pitch="variable" fo:font-size="22pt" fo:font-style="normal" fo:text-shadow="none" style:text-underline-style="none" fo:font-weight="normal" style:letter-kerning="true" style:font-family-asian="'ヒラギノ角ゴ Pro W3'" style:font-pitch-asian="variable" style:font-size-asian="22pt" style:font-style-asian="normal" style:font-weight-asian="normal" style:font-family-complex="'ヒラギノ角ゴ Pro W3'"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right" draw:textarea-vertical-align="top" draw:auto-grow-height="true" fo:min-height="0cm" fo:min-width="0cm" fo:padding-top="0.128cm" fo:padding-bottom="0.128cm" fo:padding-left="0.256cm" fo:padding-right="0.256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offset-x="0.302cm" draw:shadow-offset-y="0.302cm" draw:shadow-color="#4f7d93" draw:shadow-opacity="75%"/>
    </style:style>
    <style:style style:name="Mgr11" style:family="graphic" style:parent-style-name="standard">
      <style:graphic-properties draw:stroke="solid" svg:stroke-width="0.01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messagesight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messagesight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messagesight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messagesight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align="start"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text-align="center" style:writing-mode="lr-tb"/>
    </style:style>
    <style:style style:name="MP6" style:family="paragraph">
      <style:paragraph-properties fo:margin-left="0cm" fo:margin-right="0cm" fo:text-align="start" fo:text-indent="0cm" style:punctuation-wrap="hanging" style:line-break="strict" style:writing-mode="lr-tb"/>
    </style:style>
    <style:style style:name="MP7" style:family="paragraph">
      <style:paragraph-properties fo:margin-left="0cm" fo:margin-right="0cm" fo:margin-top="0.264cm" fo:margin-bottom="0cm" fo:text-align="start" fo:text-indent="0cm" style:punctuation-wrap="hanging" style:line-break="strict" style:writing-mode="lr-tb"/>
    </style:style>
    <style:style style:name="MP8"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9" style:family="paragraph">
      <style:paragraph-properties fo:margin-left="0cm" fo:margin-right="0cm" fo:margin-top="0.396cm" fo:margin-bottom="0cm" fo:text-align="start" fo:text-indent="0cm" style:punctuation-wrap="hanging" style:line-break="strict" style:writing-mode="lr-tb"/>
    </style:style>
    <style:style style:name="MP10" style:family="paragraph">
      <style:paragraph-properties fo:margin-left="0cm" fo:margin-right="0cm" fo:margin-top="0.396cm" fo:margin-bottom="0cm" fo:text-align="start" fo:text-indent="0cm" style:punctuation-wrap="hanging" style:line-break="strict" style:writing-mode="lr-tb" style:font-independent-line-spacing="true"/>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font-size="9pt" fo:language="en" fo:country="US" style:font-size-asian="9pt" style:language-asian="en" style:country-asian="US" style:font-size-complex="9pt" style:language-complex="en" style:country-complex="US"/>
    </style:style>
    <style:style style:name="MT3" style:family="text">
      <style:text-properties fo:font-size="10pt" fo:language="en" fo:country="US" style:font-size-asian="10pt" style:language-asian="en" style:country-asian="US" style:font-size-complex="10pt" style:language-complex="en" style:country-complex="US"/>
    </style:style>
    <style:style style:name="MT4" style:family="text">
      <style:text-properties fo:font-size="12pt" fo:language="en" fo:country="GB" style:font-size-asian="12pt" style:language-asian="en" style:country-asian="GB" style:font-size-complex="12pt" style:language-complex="en" style:country-complex="GB"/>
    </style:style>
    <style:style style:name="MT5" style:family="text">
      <style:text-properties fo:language="en" fo:country="US" fo:font-weight="bold" style:language-asian="en" style:country-asian="US" style:font-weight-asian="bold" style:language-complex="en" style:country-complex="US" style:font-weight-complex="bold"/>
    </style:style>
    <style:style style:name="MT6" style:family="text">
      <style:text-properties fo:font-size="12pt" fo:language="en" fo:country="US" style:font-size-asian="12pt" style:language-asian="en" style:country-asian="US" style:font-size-complex="12pt" style:language-complex="en" style:country-complex="US"/>
    </style:style>
    <style:style style:name="MT7" style:family="text">
      <style:text-properties fo:language="en" fo:country="GB" style:language-asian="en" style:country-asian="GB" style:language-complex="en" style:country-complex="GB"/>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cm" svg:y="0cm" presentation:class="date-time">
        <draw:text-box>
          <text:p/>
        </draw:text-box>
      </draw:frame>
      <draw:frame draw:style-name="Mgr4" draw:text-style-name="MP2" draw:layer="backgroundobjects" svg:width="8.255cm" svg:height="1.27cm" svg:x="-0.001cm" svg:y="24.126cm" presentation:class="footer">
        <draw:text-box>
          <text:p/>
        </draw:text-box>
      </draw:frame>
      <draw:frame draw:style-name="Mgr5" draw:text-style-name="MP3"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messagesight" style:page-layout-name="PM1" draw:style-name="Mdp1">
      <draw:frame presentation:style-name="messagesight-title" draw:layer="backgroundobjects" svg:width="23.738cm" svg:height="1.495cm" svg:x="0.736cm" svg:y="1.648cm" presentation:class="title" presentation:placeholder="true">
        <draw:text-box/>
      </draw:frame>
      <draw:frame presentation:style-name="messagesight-outline1" draw:layer="backgroundobjects" svg:width="23.729cm" svg:height="13.868cm" svg:x="0.687cm" svg:y="3.29cm" presentation:class="outline" presentation:placeholder="true">
        <draw:text-box/>
      </draw:frame>
      <draw:line draw:name="Line 4" draw:style-name="Mgr6" draw:text-style-name="MP5" draw:layer="backgroundobjects" svg:x1="0.719cm" svg:y1="1.526cm" svg:x2="24.664cm" svg:y2="1.526cm">
        <text:p/>
      </draw:line>
      <draw:custom-shape draw:name="Rectangle 6" draw:style-name="Mgr7" draw:text-style-name="MP3" draw:layer="backgroundobjects" svg:width="8.484cm" svg:height="0.638cm" svg:x="16.484cm" svg:y="18.005cm">
        <text:list text:style-name="ML1">
          <text:list-header>
            <text:p text:style-name="MP4"><text:span text:style-name="MT2">© 2014 IBM Corporation</text:span></text:p>
          </text:list-header>
        </text:list>
        <draw:enhanced-geometry svg:viewBox="0 0 21600 21600" draw:type="rectangle" draw:enhanced-path="M 0 0 L 21600 0 21600 21600 0 21600 0 0 Z N"/>
      </draw:custom-shape>
      <draw:custom-shape draw:name="Rectangle 6" draw:style-name="Mgr8" draw:text-style-name="MP2" draw:layer="backgroundobjects" svg:width="1.535cm" svg:height="0.688cm" svg:x="0.529cm" svg:y="17.934cm">
        <text:list text:style-name="ML1">
          <text:list-header>
            <text:p text:style-name="MP6"><text:span text:style-name="MT3"><text:page-number>&lt;number&gt;</text:page-number></text:span></text:p>
          </text:list-header>
        </text:list>
        <draw:enhanced-geometry svg:viewBox="0 0 21600 21600" draw:type="rectangle" draw:enhanced-path="M 0 0 L 21600 0 21600 21600 0 21600 0 0 Z N"/>
      </draw:custom-shape>
      <draw:frame draw:name="Picture 8" draw:style-name="Mgr9" draw:text-style-name="MP5" draw:layer="backgroundobjects" svg:width="3.492cm" svg:height="0.555cm" svg:x="19.95cm" svg:y="0.741cm">
        <draw:image xlink:href="Pictures/100002010000012F00000030751EAE19.png" xlink:type="simple" xlink:show="embed" xlink:actuate="onLoad">
          <text:p/>
        </draw:image>
        <svg:desc>Mobile_First_wordmark_black.eps</svg:desc>
      </draw:frame>
      <draw:frame draw:name="Picture 4" draw:style-name="Mgr9" draw:text-style-name="MP5" draw:layer="backgroundobjects" svg:width="1.27cm" svg:height="1.204cm" svg:x="23.495cm" svg:y="0.212cm">
        <draw:image xlink:href="Pictures/100002010000006E000000684794C259.png" xlink:type="simple" xlink:show="embed" xlink:actuate="onLoad">
          <text:p/>
        </draw:image>
      </draw:frame>
      <draw:custom-shape draw:name="Text Box 9" draw:style-name="Mgr10" draw:text-style-name="MP8" draw:layer="backgroundobjects" svg:width="5.256cm" svg:height="0.768cm" svg:x="10.588cm" svg:y="17.855cm">
        <text:list text:style-name="ML1">
          <text:list-header>
            <text:p text:style-name="MP7"><text:span text:style-name="MT4">IBM Confidential</text:span></text:p>
          </text:list-header>
        </text:list>
        <draw:enhanced-geometry svg:viewBox="0 0 21600 21600" draw:type="mso-spt202" draw:enhanced-path="M 0 0 L 21600 0 21600 21600 0 21600 0 0 Z N"/>
      </draw:custom-shape>
      <draw:custom-shape draw:name="Text Box 10" draw:style-name="Mgr10" draw:text-style-name="MP10" draw:layer="backgroundobjects" svg:width="7.884cm" svg:height="1.023cm" svg:x="0.498cm" svg:y="0.604cm">
        <text:list text:style-name="ML1">
          <text:list-header>
            <text:p text:style-name="MP9"><text:span text:style-name="MT5">IBM MessageSight</text:span></text:p>
          </text:list-header>
        </text:list>
        <draw:enhanced-geometry svg:viewBox="0 0 21600 21600" draw:type="mso-spt202" draw:enhanced-path="M 0 0 L 21600 0 21600 21600 0 21600 0 0 Z N"/>
      </draw:custom-shap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cm" svg:y="0cm" presentation:class="date-time">
          <draw:text-box>
            <text:p/>
          </draw:text-box>
        </draw:frame>
        <draw:page-thumbnail presentation:style-name="messagesight-title" draw:layer="backgroundobjects" svg:width="12.7cm" svg:height="9.525cm" svg:x="3.175cm" svg:y="1.904cm" presentation:class="page"/>
        <draw:frame presentation:style-name="messagesight-notes" draw:layer="backgroundobjects" svg:width="15.24cm" svg:height="11.43cm" svg:x="1.905cm" svg:y="12.065cm" presentation:class="notes" presentation:placeholder="true">
          <draw:text-box/>
        </draw:frame>
        <draw:frame draw:style-name="Mgr4" draw:text-style-name="MP2" draw:layer="backgroundobjects" svg:width="8.255cm" svg:height="1.27cm" svg:x="-0.001cm" svg:y="24.126cm" presentation:class="footer">
          <draw:text-box>
            <text:p/>
          </draw:text-box>
        </draw:frame>
        <draw:frame draw:style-name="Mgr5" draw:text-style-name="MP3" draw:layer="backgroundobjects" svg:width="8.255cm" svg:height="1.27cm" svg:x="10.79cm" svg:y="24.126cm" presentation:class="page-number">
          <draw:text-box>
            <text:list text:style-name="ML1">
              <text:list-header>
                <text:p text:style-name="MP4"><text:span text:style-name="MT6"><text:page-number>&lt;number&gt;</text:page-number></text:span></text:p>
              </text:list-header>
            </text:list>
          </draw:text-box>
        </draw:frame>
      </presentation:notes>
    </style:master-page>
    <style:master-page style:name="messagesight1" style:page-layout-name="PM1" draw:style-name="Mdp1">
      <draw:line draw:name="Line 4" draw:style-name="Mgr11" draw:text-style-name="MP5" draw:layer="backgroundobjects" svg:x1="24.671cm" svg:y1="2.518cm" svg:x2="0.722cm" svg:y2="2.518cm">
        <text:p/>
      </draw:line>
      <draw:custom-shape draw:name="Rectangle 6" draw:style-name="Mgr7" draw:text-style-name="MP3" draw:layer="backgroundobjects" svg:width="8.484cm" svg:height="0.638cm" svg:x="16.519cm" svg:y="18.005cm">
        <text:list text:style-name="ML1">
          <text:list-header>
            <text:p text:style-name="MP4"><text:span text:style-name="MT2">© 2015 IBM Corporation</text:span></text:p>
          </text:list-header>
        </text:list>
        <draw:enhanced-geometry svg:viewBox="0 0 21600 21600" draw:type="rectangle" draw:enhanced-path="M 0 0 L 21600 0 21600 21600 0 21600 0 0 Z N"/>
      </draw:custom-shape>
      <draw:frame draw:name="Picture 13" draw:style-name="Mgr9" draw:text-style-name="MP5" draw:layer="backgroundobjects" svg:width="3.492cm" svg:height="0.556cm" svg:x="19.209cm" svg:y="0.745cm">
        <draw:image xlink:href="Pictures/100002010000012F00000030751EAE19.png" xlink:type="simple" xlink:show="embed" xlink:actuate="onLoad">
          <text:p/>
        </draw:image>
        <svg:desc>Mobile_First_wordmark_black.eps</svg:desc>
      </draw:frame>
      <draw:frame draw:name="Picture 4" draw:style-name="Mgr9" draw:text-style-name="MP5" draw:layer="backgroundobjects" svg:width="1.27cm" svg:height="1.204cm" svg:x="23.151cm" svg:y="0.269cm">
        <draw:image xlink:href="Pictures/100002010000006E000000684794C259.png" xlink:type="simple" xlink:show="embed" xlink:actuate="onLoad">
          <text:p/>
        </draw:image>
      </draw:frame>
      <draw:custom-shape draw:name="Text Box 9" draw:style-name="Mgr10" draw:text-style-name="MP10" draw:layer="backgroundobjects" svg:width="6.526cm" svg:height="1.023cm" svg:x="9.437cm" svg:y="17.773cm">
        <text:list text:style-name="ML1">
          <text:list-header>
            <text:p text:style-name="MP9"><text:span text:style-name="MT7">IBM Confidential</text:span></text:p>
          </text:list-header>
        </text:list>
        <draw:enhanced-geometry svg:viewBox="0 0 21600 21600" draw:type="mso-spt202" draw:enhanced-path="M 0 0 L 21600 0 21600 21600 0 21600 0 0 Z N"/>
      </draw:custom-shape>
      <draw:custom-shape draw:name="Text Box 10" draw:style-name="Mgr10" draw:text-style-name="MP10" draw:layer="backgroundobjects" svg:width="6.535cm" svg:height="1.785cm" svg:x="0.604cm" svg:y="0.463cm">
        <text:list text:style-name="ML1">
          <text:list-header>
            <text:p text:style-name="MP9"><text:span text:style-name="MT5">IBM MessageSight</text:span></text:p>
          </text:list-header>
        </text:list>
        <draw:enhanced-geometry svg:viewBox="0 0 21600 21600" draw:type="mso-spt202" draw:enhanced-path="M 0 0 L 21600 0 21600 21600 0 21600 0 0 Z N"/>
      </draw:custom-shape>
      <draw:frame draw:name="Picture 11" draw:style-name="Mgr9" draw:text-style-name="MP5" draw:layer="backgroundobjects" svg:width="23.644cm" svg:height="10.91cm" svg:x="0.878cm" svg:y="6.769cm">
        <draw:image xlink:href="Pictures/100000000000077700000458B2B8DBF5.jpg" xlink:type="simple" xlink:show="embed" xlink:actuate="onLoad">
          <text:p/>
        </draw:image>
        <svg:desc>Vic fall 2</svg:desc>
      </draw:frame>
      <draw:frame presentation:style-name="messagesight1-title" draw:layer="backgroundobjects" svg:width="23.738cm" svg:height="1.495cm" svg:x="0.736cm" svg:y="1.648cm" presentation:class="title" presentation:placeholder="true">
        <draw:text-box/>
      </draw:frame>
      <draw:frame presentation:style-name="messagesight1-outline1" draw:layer="backgroundobjects" svg:width="23.729cm" svg:height="13.868cm" svg:x="0.687cm" svg:y="3.29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1" draw:text-style-name="MP2" draw:layer="backgroundobjects" svg:width="8.255cm" svg:height="1.27cm" svg:x="-0.001cm" svg:y="0cm" presentation:class="header">
          <draw:text-box>
            <text:p/>
          </draw:text-box>
        </draw:frame>
        <draw:frame presentation:style-name="Mpr2" draw:text-style-name="MP3" draw:layer="backgroundobjects" svg:width="8.255cm" svg:height="1.27cm" svg:x="10.79cm" svg:y="0cm" presentation:class="date-time">
          <draw:text-box>
            <text:p/>
          </draw:text-box>
        </draw:frame>
        <draw:page-thumbnail presentation:style-name="messagesight1-title" draw:layer="backgroundobjects" svg:width="12.7cm" svg:height="9.525cm" svg:x="3.175cm" svg:y="1.904cm" presentation:class="page"/>
        <draw:frame presentation:style-name="messagesight1-notes" draw:layer="backgroundobjects" svg:width="15.24cm" svg:height="11.43cm" svg:x="1.905cm" svg:y="12.065cm" presentation:class="notes" presentation:placeholder="true">
          <draw:text-box/>
        </draw:frame>
        <draw:frame presentation:style-name="Mpr3" draw:text-style-name="MP2" draw:layer="backgroundobjects" svg:width="8.255cm" svg:height="1.27cm" svg:x="-0.001cm" svg:y="24.126cm" presentation:class="footer">
          <draw:text-box>
            <text:p/>
          </draw:text-box>
        </draw:frame>
        <draw:frame presentation:style-name="Mpr4" draw:text-style-name="MP3" draw:layer="backgroundobjects" svg:width="8.255cm" svg:height="1.27cm" svg:x="10.79cm" svg:y="24.126cm" presentation:class="page-number">
          <draw:text-box>
            <text:list text:style-name="ML1">
              <text:list-header>
                <text:p text:style-name="MP4"><text:span text:style-name="MT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messagesight</dc:title>
    <meta:creation-date>2015-03-04T10:25:59.70</meta:creation-date>
    <meta:editing-cycles>10</meta:editing-cycles>
    <meta:editing-duration>P3DT1H16M30S</meta:editing-duration>
    <meta:generator>OpenOffice/4.1.1$Win32 OpenOffice.org_project/411m6$Build-9775</meta:generator>
    <dc:date>2015-03-09T14:58:24.82</dc:date>
    <meta:document-statistic meta:object-count="175"/>
    <meta:template xlink:type="simple" xlink:actuate="onRequest" xlink:title="messagesight" xlink:href="../../../../Users/IBM_ADMIN/AppData/Roaming/OpenOffice/4/user/template/messagesight.otp" meta:date="2014-12-08T07:01:50"/>
  </office:meta>
</office:document-meta>
</file>